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a1" style:family="table">
      <style:table-properties style:width="17cm" table:align="left"/>
    </style:style>
    <style:style style:name="Tabella1.A" style:family="table-column">
      <style:table-column-properties style:column-width="3.727cm"/>
    </style:style>
    <style:style style:name="Tabella1.B" style:family="table-column">
      <style:table-column-properties style:column-width="4.452cm"/>
    </style:style>
    <style:style style:name="Tabella1.C" style:family="table-column">
      <style:table-column-properties style:column-width="5.713cm"/>
    </style:style>
    <style:style style:name="Tabella1.D" style:family="table-column">
      <style:table-column-properties style:column-width="3.108cm"/>
    </style:style>
    <style:style style:name="Tabella1.A1" style:family="table-cell">
      <style:table-cell-properties style:vertical-align="middle" fo:padding="0.049cm" fo:border="0.05pt solid #000000"/>
    </style:style>
    <style:style style:name="Tabella2" style:family="table">
      <style:table-properties style:width="17cm" table:align="left"/>
    </style:style>
    <style:style style:name="Tabella2.A" style:family="table-column">
      <style:table-column-properties style:column-width="3.974cm"/>
    </style:style>
    <style:style style:name="Tabella2.B" style:family="table-column">
      <style:table-column-properties style:column-width="3.953cm"/>
    </style:style>
    <style:style style:name="Tabella2.C" style:family="table-column">
      <style:table-column-properties style:column-width="4.927cm"/>
    </style:style>
    <style:style style:name="Tabella2.D" style:family="table-column">
      <style:table-column-properties style:column-width="4.147cm"/>
    </style:style>
    <style:style style:name="Tabella2.A1" style:family="table-cell">
      <style:table-cell-properties style:vertical-align="middle" fo:padding="0.049cm" fo:border="0.05pt solid #000000"/>
    </style:style>
    <style:style style:name="Tabella3" style:family="table">
      <style:table-properties style:width="17cm" table:align="left"/>
    </style:style>
    <style:style style:name="Tabella3.A" style:family="table-column">
      <style:table-column-properties style:column-width="5.821cm"/>
    </style:style>
    <style:style style:name="Tabella3.B" style:family="table-column">
      <style:table-column-properties style:column-width="2.341cm"/>
    </style:style>
    <style:style style:name="Tabella3.C" style:family="table-column">
      <style:table-column-properties style:column-width="2.484cm"/>
    </style:style>
    <style:style style:name="Tabella3.D" style:family="table-column">
      <style:table-column-properties style:column-width="6.355cm"/>
    </style:style>
    <style:style style:name="Tabella3.A1" style:family="table-cell">
      <style:table-cell-properties style:vertical-align="middle" fo:padding="0.049cm" fo:border="0.05pt solid #000000"/>
    </style:style>
    <style:style style:name="Tabella4" style:family="table">
      <style:table-properties style:width="17cm" table:align="left"/>
    </style:style>
    <style:style style:name="Tabella4.A" style:family="table-column">
      <style:table-column-properties style:column-width="5.316cm"/>
    </style:style>
    <style:style style:name="Tabella4.B" style:family="table-column">
      <style:table-column-properties style:column-width="2.792cm"/>
    </style:style>
    <style:style style:name="Tabella4.C" style:family="table-column">
      <style:table-column-properties style:column-width="2.014cm"/>
    </style:style>
    <style:style style:name="Tabella4.D" style:family="table-column">
      <style:table-column-properties style:column-width="6.877cm"/>
    </style:style>
    <style:style style:name="Tabella4.A1" style:family="table-cell">
      <style:table-cell-properties style:vertical-align="middle" fo:padding="0.049cm" fo:border="0.05pt solid #000000"/>
    </style:style>
    <style:style style:name="Tabella5" style:family="table">
      <style:table-properties style:width="17cm" table:align="left"/>
    </style:style>
    <style:style style:name="Tabella5.A" style:family="table-column">
      <style:table-column-properties style:column-width="3.212cm"/>
    </style:style>
    <style:style style:name="Tabella5.B" style:family="table-column">
      <style:table-column-properties style:column-width="3.978cm"/>
    </style:style>
    <style:style style:name="Tabella5.C" style:family="table-column">
      <style:table-column-properties style:column-width="3.343cm"/>
    </style:style>
    <style:style style:name="Tabella5.D" style:family="table-column">
      <style:table-column-properties style:column-width="6.468cm"/>
    </style:style>
    <style:style style:name="Tabella5.A1" style:family="table-cell">
      <style:table-cell-properties style:vertical-align="middle" fo:padding="0.049cm" fo:border="0.05pt solid #000000"/>
    </style:style>
    <style:style style:name="Tabella6" style:family="table">
      <style:table-properties style:width="17cm" table:align="left"/>
    </style:style>
    <style:style style:name="Tabella6.A" style:family="table-column">
      <style:table-column-properties style:column-width="3.875cm"/>
    </style:style>
    <style:style style:name="Tabella6.B" style:family="table-column">
      <style:table-column-properties style:column-width="5.133cm"/>
    </style:style>
    <style:style style:name="Tabella6.C" style:family="table-column">
      <style:table-column-properties style:column-width="4.157cm"/>
    </style:style>
    <style:style style:name="Tabella6.D" style:family="table-column">
      <style:table-column-properties style:column-width="3.835cm"/>
    </style:style>
    <style:style style:name="Tabella6.A1" style:family="table-cell">
      <style:table-cell-properties style:vertical-align="middle" fo:padding="0.049cm" fo:border="0.05pt solid #000000"/>
    </style:style>
    <style:style style:name="Tabella7" style:family="table">
      <style:table-properties style:width="17cm" table:align="left"/>
    </style:style>
    <style:style style:name="Tabella7.A" style:family="table-column">
      <style:table-column-properties style:column-width="4.763cm"/>
    </style:style>
    <style:style style:name="Tabella7.B" style:family="table-column">
      <style:table-column-properties style:column-width="3.083cm"/>
    </style:style>
    <style:style style:name="Tabella7.C" style:family="table-column">
      <style:table-column-properties style:column-width="2.611cm"/>
    </style:style>
    <style:style style:name="Tabella7.D" style:family="table-column">
      <style:table-column-properties style:column-width="6.544cm"/>
    </style:style>
    <style:style style:name="Tabella7.A1" style:family="table-cell">
      <style:table-cell-properties style:vertical-align="middle" fo:padding="0.049cm" fo:border="0.05pt solid #000000"/>
    </style:style>
    <style:style style:name="P1" style:family="paragraph" style:parent-style-name="Heading_20_1">
      <style:paragraph-properties fo:margin-left="0cm" fo:margin-right="0cm" fo:margin-top="0cm" fo:margin-bottom="0.247cm" style:contextual-spacing="false" fo:line-height="114%" fo:text-indent="0cm" style:auto-text-indent="false"/>
      <style:text-properties style:font-name="Google Sans"/>
    </style:style>
    <style:style style:name="P2"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 style:family="paragraph" style:parent-style-name="Heading_20_3">
      <style:paragraph-properties fo:margin-left="0cm" fo:margin-right="0cm" fo:margin-top="0cm" fo:margin-bottom="0.247cm" style:contextual-spacing="false" fo:line-height="114%" fo:text-indent="0cm" style:auto-text-indent="false"/>
      <style:text-properties style:font-name="Google Sans"/>
    </style:style>
    <style:style style:name="P4"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5" style:family="paragraph" style:parent-style-name="Text_20_body" style:list-style-name="L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6" style:family="paragraph" style:parent-style-name="Text_20_body" style:list-style-name="L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7"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8"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9"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1" style:family="paragraph" style:parent-style-name="Table_20_Contents">
      <style:paragraph-properties fo:margin-left="0cm" fo:margin-right="0cm" fo:margin-top="0cm" fo:margin-bottom="0cm" style:contextual-spacing="false" fo:line-height="114%" fo:text-indent="0cm" style:auto-text-indent="false"/>
      <style:text-properties style:font-name="Google Sans Text"/>
    </style:style>
    <style:style style:name="P12"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13" style:family="paragraph" style:parent-style-name="Table_20_Contents">
      <style:paragraph-properties fo:margin-left="0cm" fo:margin-right="0cm" fo:margin-top="0cm" fo:margin-bottom="0.247cm" style:contextual-spacing="false" fo:line-height="114%" fo:text-indent="0cm" style:auto-text-indent="false"/>
    </style:style>
    <style:style style:name="P1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5"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6"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7"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8"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19" style:family="paragraph" style:parent-style-name="Heading_20_4">
      <style:paragraph-properties fo:margin-left="0cm" fo:margin-right="0cm" fo:margin-top="0cm" fo:margin-bottom="0.247cm" style:contextual-spacing="false" fo:line-height="114%" fo:text-indent="0cm" style:auto-text-indent="false"/>
      <style:text-properties style:font-name="Google Sans"/>
    </style:style>
    <style:style style:name="P20" style:family="paragraph" style:parent-style-name="Text_20_body">
      <style:paragraph-properties fo:margin-left="0cm" fo:margin-right="0cm" fo:margin-top="0cm" fo:margin-bottom="0.247cm" style:contextual-spacing="false" fo:line-height="114%" fo:text-indent="0cm" style:auto-text-indent="false"/>
    </style:style>
    <style:style style:name="P21"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style>
    <style:style style:name="P22"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style>
    <style:style style:name="P23"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4"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style>
    <style:style style:name="P25"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6" style:family="paragraph" style:parent-style-name="Text_20_body" style:list-style-name="L13">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27" style:family="paragraph" style:parent-style-name="Table_20_Contents">
      <style:paragraph-properties fo:margin-left="0cm" fo:margin-right="0cm" fo:margin-top="0cm" fo:margin-bottom="0cm" style:contextual-spacing="false" fo:line-height="114%" fo:text-indent="0cm" style:auto-text-indent="false"/>
    </style:style>
    <style:style style:name="P28"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29"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0"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style>
    <style:style style:name="P31"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2"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3"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4"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fo:font-weight="bold"/>
    </style:style>
    <style:style style:name="P35"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T1" style:family="text">
      <style:text-properties fo:font-size="12pt" fo:background-color="transparent" loext:char-shading-value="0"/>
    </style:style>
    <style:style style:name="T2" style:family="text">
      <style:text-properties fo:font-weight="bold"/>
    </style:style>
    <style:style style:name="T3" style:family="text">
      <style:text-properties style:font-name="Google Sans Text"/>
    </style:style>
    <style:style style:name="T4" style:family="text">
      <style:text-properties style:font-name="Google Sans Text" fo:font-size="12pt" fo:background-color="transparent" loext:char-shading-value="0"/>
    </style:style>
    <style:style style:name="T5" style:family="text">
      <style:text-properties style:font-name="Google Sans Text" style:font-name-asian="Google Sans Text" style:font-name-complex="Google Sans Text"/>
    </style:style>
    <style:style style:name="T6" style:family="text">
      <style:text-properties style:font-name="Google Sans Text" fo:font-size="12pt" fo:background-color="transparent" loext:char-shading-value="0" style:font-name-asian="Google Sans Text" style:font-name-complex="Google Sans Text"/>
    </style:style>
    <style:style style:name="T7" style:family="text">
      <style:text-properties fo:font-style="italic"/>
    </style:style>
    <style:style style:name="T8" style:family="text">
      <style:text-properties style:font-name="Google Sans Text"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isi Comparativa dell'Accessibilità nelle Interfacce Utente Mobili: Flutter vs. React Native</text:h>
      <text:h text:style-name="P2" text:outline-level="2">1. Introduzione</text:h>
      <text:h text:style-name="P3" text:outline-level="3">Contesto: L'Importanza Critica dell'Accessibilità Mobile nell'Era Digitale</text:h>
      <text:p text:style-name="P4">Nell'era attuale, la tecnologia digitale permea ogni aspetto della vita quotidiana, con i dispositivi mobili che si sono affermati come il principale punto di accesso al mondo digitale. Si stima che circa 7 miliardi di persone utilizzino attualmente dispositivi mobili, un aumento drastico rispetto al miliardo di utenti nel 2013.<text:span text:style-name="T1">1</text:span> Questa crescita esplosiva non ha solo trasformato le modalità di comunicazione e accesso alle informazioni, ma ha anche creato un mercato vastissimo per esigenze diverse, introducendo nuove categorie di utenti con abitudini e culture eterogenee in un mercato veramente globale.<text:span text:style-name="T1">1</text:span></text:p>
      <text:p text:style-name="P4">Poiché le applicazioni mobili diventano sempre più centrali nella vita quotidiana, garantire la loro accessibilità a tutti gli utenti, indipendentemente dalle loro capacità o disabilità, è diventato un imperativo critico per una partecipazione digitale inclusiva.<text:span text:style-name="T1">1</text:span> Si stima che oltre un miliardo di persone a livello globale vivano con qualche forma di disabilità.<text:span text:style-name="T1">1</text:span> Le applicazioni mobili inaccessibili possono, pertanto, presentare considerevoli barriere alla partecipazione a quella parte ampia e crescente della vita moderna che coinvolge l'istruzione, l'occupazione, l'interazione sociale e persino i servizi di base.<text:span text:style-name="T1">1</text:span> L'accessibilità non riguarda una maggioranza che concede una dispensa speciale a una minoranza, ma piuttosto la garanzia di pari accesso e opportunità a basi di utenti molto ampie e diverse.<text:span text:style-name="T1">1</text:span> L'espansione rapida della tecnologia mobile e la sua integrazione pervasiva nella vita quotidiana hanno elevato l'accessibilità da una preoccupazione di nicchia a un imperativo di progettazione universale. Questa trasformazione implica che l'accessibilità non è più un requisito di conformità secondario, ma un aspetto fondamentale dell'esperienza utente e della mentalità dello sviluppatore, garantendo un'interazione fluida tra diverse popolazioni di utenti.<text:span text:style-name="T1">1</text:span></text:p>
      <text:h text:style-name="P3" text:outline-level="3">Dichiarazione del Problema: Il Divario tra Linee Guida Astratte e Implementazione Pratica nello Sviluppo Mobile Cross-Platform</text:h>
      <text:p text:style-name="P4">Nonostante i chiari benefici e gli imperativi morali dell'accessibilità delle app mobili, molti sviluppatori faticano ancora a implementare efficacemente le linee guida sull'accessibilità nei loro progetti.<text:span text:style-name="T1">1</text:span> La traduzione delle Web Content Accessibility Guidelines (WCAG) in codice pratico può essere un compito impegnativo, in particolare a partire da linee guida puramente formali nel codice di tutti i giorni.<text:span text:style-name="T1">1</text:span></text:p>
      <text:p text:style-name="P4">Una delle sfide principali risiede nella complessità delle linee guida stesse. Le WCAG comprendono un'ampia gamma di criteri di successo, organizzati in quattro principi principali: percepibile, utilizzabile, comprensibile e robusto.<text:span text:style-name="T1">1</text:span> Ogni principio contiene più linee guida, e ogni linea guida ha diversi criteri di successo a diversi livelli di conformità. Navigare in questa intricata rete di requisiti e comprendere come applicarli a specifici <text:soft-page-break/>componenti delle app mobili può essere travolgente per gli sviluppatori, specialmente per quelli nuovi all'accessibilità.<text:span text:style-name="T1">1</text:span></text:p>
      <text:p text:style-name="P4">Inoltre, l'implementazione pratica delle linee guida sull'accessibilità spesso varia tra piattaforme e framework diversi. iOS e Android, i due sistemi operativi mobili dominanti, hanno le proprie API di accessibilità, strumenti e migliori pratiche uniche.<text:span text:style-name="T1">1</text:span> I framework cross-platform come React Native e Flutter aggiungono un ulteriore livello di complessità, poiché gli sviluppatori devono assicurarsi che le loro implementazioni di accessibilità siano compatibili con i meccanismi sottostanti specifici della piattaforma.<text:span text:style-name="T1">1</text:span> La natura astratta delle WCAG, unita alla frammentazione degli ecosistemi di sviluppo mobile (nativi vs. cross-platform, diverse API), crea un significativo divario tra conoscenza e pratica, ostacolando la diffusione dello sviluppo di applicazioni accessibili. Questa complessità a più livelli e la frammentazione implicano che gli sviluppatori mancano di una guida pratica e diretta per gli scenari mobili comuni, rendendo difficile la traduzione della conoscenza teorica in codice concreto.</text:p>
      <text:h text:style-name="P3" text:outline-level="3">Domande di Ricerca</text:h>
      <text:p text:style-name="P4">La presente ricerca mira a fornire una comprensione completa dell'implementazione dell'accessibilità attraverso i principali framework cross-platform, affrontando tre domande fondamentali <text:span text:style-name="T1">1</text:span>:</text:p>
      <text:list text:style-name="L1">
        <text:list-item>
          <text:p text:style-name="P5"><text:span text:style-name="T2">RQ1: Supporto all'accessibilità predefinito:</text:span> In che misura i componenti e i widget forniti da ciascun framework sono accessibili per impostazione predefinita, senza richiedere un intervento aggiuntivo da parte dello sviluppatore? <text:span text:style-name="T1">1</text:span></text:p>
        </text:list-item>
        <text:list-item>
          <text:p text:style-name="P5"><text:span text:style-name="T2">RQ2: Fattibilità dell'implementazione:</text:span> Quando i componenti non sono accessibili per impostazione predefinita, qual è la fattibilità tecnica di migliorarli per soddisfare gli standard di accessibilità? <text:span text:style-name="T1">1</text:span></text:p>
        </text:list-item>
        <text:list-item>
          <text:p text:style-name="P5"><text:span text:style-name="T2">RQ3: Overhead di sviluppo:</text:span> Qual è l'overhead di sviluppo quantificabile richiesto per implementare le funzionalità di accessibilità quando non sono fornite per impostazione predefinita? <text:span text:style-name="T1">1</text:span></text:p>
        </text:list-item>
      </text:list>
      <text:h text:style-name="P3" text:outline-level="3">Contributi</text:h>
      <text:p text:style-name="P4">Questo lavoro apporta diversi contributi significativi nel campo dell'accessibilità mobile:</text:p>
      <text:list text:style-name="L2">
        <text:list-item>
          <text:p text:style-name="P6"><text:span text:style-name="T2">Un Nuovo Framework di Valutazione Quantitativa:</text:span> È stato sviluppato e applicato un framework metodologico sistematico che utilizza metriche personalizzate, tra cui il Punteggio di Accessibilità dei Componenti (CAS), l'Overhead di Implementazione (IMO), il Fattore di Impatto della Complessità (CIF), il Punteggio di Supporto dello Screen Reader (SRSS), il Rapporto di Conformità WCAG (WCR) e la Stima del Tempo di Sviluppo (DTE).<text:span text:style-name="T1">1</text:span> Questo framework consente di confrontare obiettivamente l'implementazione dell'accessibilità tra i diversi framework, rappresentando una valutazione quantitativa unica nel suo genere in questo specifico contesto comparativo.<text:span text:style-name="T1">1</text:span></text:p>
        </text:list-item>
        <text:list-item>
          <text:p text:style-name="P6"><text:span text:style-name="T2">AccessibleHub come Veicolo di Ricerca e Toolkit Interattivo per l'Apprendimento:</text:span> È stata creata un'applicazione React Native che funge sia da <text:soft-page-break/>piattaforma empirica per la raccolta di dati sui pattern di accessibilità, sia da risorsa educativa interattiva per gli sviluppatori mobili.<text:span text:style-name="T1">1</text:span></text:p>
        </text:list-item>
        <text:list-item>
          <text:p text:style-name="P6"><text:span text:style-name="T2">Analisi Comparativa Basata sull'Evidenza:</text:span> Viene fornito un confronto dettagliato, a livello di componente, tra React Native e Flutter, presentando prove empiriche sul loro supporto all'accessibilità predefinito, sulla fattibilità dell'implementazione e sull'overhead di sviluppo quantificabile per raggiungere la conformità WCAG 2.2.<text:span text:style-name="T1">1</text:span></text:p>
        </text:list-item>
        <text:list-item>
          <text:p text:style-name="P6"><text:span text:style-name="T2">Linee Guida Pratiche e Pattern di Ottimizzazione:</text:span> Sono state derivate indicazioni attuabili, tecniche di ottimizzazione specifiche per i framework e una matrice decisionale per guidare gli sviluppatori e le organizzazioni nella selezione dei framework e nella definizione delle priorità degli sforzi di accessibilità.<text:span text:style-name="T1">1</text:span></text:p>
        </text:list-item>
        <text:list-item>
          <text:p text:style-name="P6"><text:span text:style-name="T2">Estensione di Lavori Precedenti:</text:span> Questa ricerca estende sistematicamente il lavoro fondamentale di Gaggi e Perinello <text:span text:style-name="T1">1</text:span> e Budai.<text:span text:style-name="T1">1</text:span> Il presente studio fornisce un'analisi comparativa più ampia e quantitativa dell'implementazione dell'accessibilità tra i framework, andando oltre il test di componenti specifici per una valutazione olistica del framework.</text:p>
        </text:list-item>
        <text:list-item>
          <text:p text:style-name="P6">L'introduzione di un framework quantitativo e di un toolkit pratico non solo approfondisce la comprensione accademica dell'accessibilità cross-platform, ma consente anche agli sviluppatori di integrare l'accessibilità fin dalla fase di progettazione. Questo sposta il campo di applicazione dalla semplice conformità a pratiche di sviluppo inclusive e misurabili. La combinazione di misurazioni quantitative e uno strumento pratico colma il divario tra le linee guida teoriche e l'implementazione nel mondo reale, facilitando un cambiamento dalla conformità reattiva a una progettazione accessibile proattiva, misurabile e integrata.</text:p>
        </text:list-item>
      </text:list>
      <text:h text:style-name="P2" text:outline-level="2">2. Lavori Correlati</text:h>
      <text:h text:style-name="P3" text:outline-level="3">Panoramica della Ricerca sull'Accessibilità Mobile</text:h>
      <text:p text:style-name="P4">La ricerca sull'accessibilità mobile spazia dagli studi sull'interazione utente alle sfide di sviluppo e alle metodologie di test.<text:span text:style-name="T1">1</text:span> Il corpus di ricerca esistente identifica costantemente un significativo divario di implementazione e una frammentazione della conoscenza come barriere primarie all'accessibilità mobile.</text:p>
      <text:p text:style-name="P4">Gli <text:span text:style-name="T2">studi sugli utenti</text:span> hanno evidenziato le difficoltà incontrate. Zaina et al. <text:span text:style-name="T1">1</text:span> hanno identificato le barriere di accessibilità nei modelli di progettazione delle interfacce utente mobili, utilizzando un approccio di revisione della letteratura grigia per catturare le esperienze e le sfide reali degli sviluppatori.<text:span text:style-name="T1">1</text:span> Vendome et al. <text:span text:style-name="T1">1</text:span> hanno analizzato quantitativamente e qualitativamente l'accessibilità delle app Android, rivelando un divario tra le linee guida e l'implementazione dovuto alla mancanza di conoscenza degli sviluppatori.<text:span text:style-name="T1">1</text:span> Pandey et al. <text:span text:style-name="T1">1</text:span> hanno scoperto che i problemi di accessibilità derivano dalle interazioni tra più componenti software (IDE, framework UI, OS, screen reader), e le affermazioni di "accessibilità out-of-the-box" spesso non sono all'altezza.<text:span text:style-name="T1">1</text:span> Oliveira et al. <text:span text:style-name="T1">1</text:span> si sono concentrati sugli utenti anziani, proponendo aggiustamenti dei caratteri, linguaggio più semplice ed elementi interattivi più grandi.<text:span text:style-name="T1">1</text:span> Jaramillo-Alcázar et al. <text:span text:style-name="T1">1</text:span> hanno studiato l'accessibilità cognitiva nei giochi seri mobili, sottolineando velocità regolabili e istruzioni semplificate.<text:span text:style-name="T1">1</text:span> Queste osservazioni indicano che l'accessibilità non è solo un problema <text:soft-page-break/>tecnico, ma un problema sistemico legato alla facilità e all'efficacia con cui gli sviluppatori possono implementare le soluzioni, dati gli strumenti e la diffusione della conoscenza attuali.</text:p>
      <text:p text:style-name="P4">Per quanto riguarda le <text:span text:style-name="T2">metodologie di test</text:span>, Silva et al. <text:span text:style-name="T1">1</text:span> hanno confrontato gli strumenti di test automatizzati con le WCAG, riscontrando limitazioni negli aspetti più sfumati come le descrizioni significative delle immagini o l'organizzazione logica dei contenuti.<text:span text:style-name="T1">1</text:span> Alshayban et al. <text:span text:style-name="T1">1</text:span> hanno analizzato oltre 1.000 app Android, concludendo che un test di accessibilità efficace richiede un approccio multifunzionale che combini strumenti automatizzati, valutazione manuale da parte di esperti e test utente.<text:span text:style-name="T1">1</text:span> Ciò sottolinea la necessità critica di risorse pratiche, integrate e comparative che colmino il divario tra le linee guida teoriche e le sfide di sviluppo del mondo reale.</text:p>
      <text:p text:style-name="P4">Lo sviluppo di <text:span text:style-name="T2">strumenti e estensioni per l'accessibilità</text:span> ha svolto un ruolo fondamentale nel colmare il divario tra teoria e pratica. Chen et al. <text:span text:style-name="T1">1</text:span> hanno presentato AccuBot per il rilevamento automatizzato delle violazioni WCAG 2.2.<text:span text:style-name="T1">1</text:span> Lee et al. <text:span text:style-name="T1">1</text:span> hanno proposto ScreenMate per la simulazione dello screen reader.<text:span text:style-name="T1">1</text:span> Strumenti specifici per i framework includono AccessiFlutter <text:span text:style-name="T1">1</text:span> per Flutter e A11yReact <text:span text:style-name="T1">1</text:span> per React Native, che hanno dimostrato una riduzione delle modifiche al codice per la conformità.<text:span text:style-name="T1">1</text:span></text:p>
      <text:h text:style-name="P3" text:outline-level="3">Studi Comparativi Esistenti sui Framework di Sviluppo Mobile</text:h>
      <text:p text:style-name="P4">La maggior parte degli studi comparativi tra Flutter e React Native si è concentrata principalmente sulle metriche di performance e sulle capacità di test, piuttosto che su confronti specifici sull'accessibilità.<text:span text:style-name="T1">1</text:span> Abu Zahra e Zein <text:span text:style-name="T1">1</text:span> hanno condotto un confronto sui test di automazione, riscontrando che React Native ha superato Flutter in termini di riusabilità e compatibilità.<text:span text:style-name="T1">1</text:span> La letteratura attuale presenta un significativo vuoto nelle analisi comparative sistematiche e quantitative dell'implementazione dell'accessibilità dalla prospettiva dello sviluppatore tra i principali framework cross-platform. Questo indica una lacuna nella ricerca in cui gli sviluppatori non dispongono di dati empirici per prendere decisioni informate su quale framework potrebbe essere più efficiente o efficace per la creazione di applicazioni accessibili.</text:p>
      <text:h text:style-name="P3" text:outline-level="3">Posizionamento del Lavoro</text:h>
      <text:p text:style-name="P4">Questa tesi mira a colmare il divario identificato, espandendo la ricerca di Budai <text:span text:style-name="T1">1</text:span> sui test di accessibilità di Flutter e conducendo una valutazione approfondita di entrambi i framework dalla prospettiva dello sviluppatore.<text:span text:style-name="T1">1</text:span> Il lavoro si basa sulla ricerca di Gaggi e Perinello <text:span text:style-name="T1">1</text:span>, che ha indagato se i componenti sono accessibili per impostazione predefinita, se i componenti non accessibili possono essere resi accessibili e il costo di sviluppo in termini di codice aggiuntivo.<text:span text:style-name="T1">1</text:span> La presente ricerca espande questo lavoro fornendo un framework quantitativo più completo e una copertura più ampia dei componenti. Mentre i lavori precedenti hanno identificato l'esistenza di sfide di accessibilità e la fattibilità delle soluzioni in contesti specifici, la presente ricerca fornisce l'impatto quantificabile e l'efficienza comparativa di queste soluzioni tra i framework, offrendo una comprensione più approfondita dei compromessi pratici coinvolti.</text:p>
      <text:h text:style-name="P2" text:outline-level="2"><text:soft-page-break/>3. Contesto: Standard e Framework di Accessibilità Mobile</text:h>
      <text:h text:style-name="P3" text:outline-level="3">Panoramica di WCAG 2.2, MCAG e WCAG2Mobile</text:h>
      <text:p text:style-name="P4">Gli standard e le linee guida sull'accessibilità costituiscono il fondamento su cui si basano le pratiche di sviluppo di app mobili inclusive.</text:p>
      <text:list text:style-name="L3">
        <text:list-item>
          <text:p text:style-name="P7"><text:span text:style-name="T2">WCAG (Web Content Accessibility Guidelines):</text:span> Sviluppate dal W3C, le WCAG fungono da standard internazionale per l'accessibilità digitale.<text:span text:style-name="T1">1</text:span> Sono organizzate attorno a quattro principi principali (Percepibile, Utilizzabile, Comprensibile, Robusto) con linee guida e criteri di successo specifici a tre livelli di conformità (A, AA, AAA).<text:span text:style-name="T1">1</text:span> WCAG 2.2, rilasciata a ottobre 2023, è l'ultima versione, che aggiunge 9 nuovi criteri di successo.<text:span text:style-name="T1">1</text:span></text:p>
        </text:list-item>
        <text:list-item>
          <text:p text:style-name="P7"><text:span text:style-name="T2">MCAG (Mobile Content Accessibility Guidelines):</text:span> Sebbene le WCAG offrano una base completa, le MCAG si basano su di esse concentrandosi sui modelli di interazione specifici, sui fattori di forma e sui contesti ambientali unici dei dispositivi mobili.<text:span text:style-name="T1">1</text:span> Sottolineano l'interazione touch, lo spazio limitato dello schermo, le diverse versioni hardware/OS e gli scenari di utilizzo contestuali.<text:span text:style-name="T1">1</text:span></text:p>
        </text:list-item>
        <text:list-item>
          <text:p text:style-name="P7"><text:span text:style-name="T2">WCAG2Mobile:</text:span> La W3C Mobile Accessibility Task Force (MATF) ha sviluppato la "Guidance on Applying WCAG 2.2 to Mobile Applications (WCAG2Mobile)".<text:span text:style-name="T1">1</text:span> Questo documento fornisce interpretazioni autorevoli specificamente adattate ai contesti mobili, affrontando applicazioni native, web mobili, ibride e cross-platform.<text:span text:style-name="T1">1</text:span> Introduce terminologie e adattamenti specifici per il mobile.<text:span text:style-name="T1">1</text:span></text:p>
        </text:list-item>
      </text:list>
      <text:p text:style-name="P4">L'evoluzione da WCAG a MCAG e WCAG2Mobile riflette un crescente riconoscimento che l'accessibilità mobile non è semplicemente un sottoinsieme dell'accessibilità web, ma un dominio distinto con sfide uniche che richiedono linee guida e interpretazioni specializzate. Questo sottolinea che un'analisi completa dell'accessibilità mobile deve andare oltre la conformità generica alle WCAG e incorporare linee guida specifiche per il mobile per cogliere veramente l'esperienza utente.</text:p>
      <text:h text:style-name="P3" text:outline-level="3">Breve Introduzione a React Native e Flutter, con Focus sulle Loro Differenze Architetturali Rilevanti per l'Accessibilità</text:h>
      <text:list text:style-name="L4">
        <text:list-item>
          <text:p text:style-name="P8"><text:span text:style-name="T2">React Native:</text:span> È un framework open-source sviluppato da Meta, che consente agli sviluppatori di creare applicazioni mobili utilizzando JavaScript e il paradigma React.<text:span text:style-name="T1">1</text:span> Costruisce l'interfaccia utente da componenti riutilizzabili con JSX. Impiega un meccanismo di bridging per la comunicazione asincrona tra JavaScript e i moduli nativi. L'accessibilità è implementata tramite un sistema basato su proprietà (ad esempio, </text:p>
          <text:p text:style-name="P9"><text:span text:style-name="Source_20_Text"><text:span text:style-name="T3">accessibilityLabel</text:span></text:span><text:span text:style-name="T3">, </text:span><text:span text:style-name="Source_20_Text"><text:span text:style-name="T3">accessibilityRole</text:span></text:span><text:span text:style-name="T3">, </text:span><text:span text:style-name="Source_20_Text"><text:span text:style-name="T3">accessibilityHint</text:span></text:span><text:span text:style-name="T3">, </text:span><text:span text:style-name="Source_20_Text"><text:span text:style-name="T3">accessibilityState</text:span></text:span><text:span text:style-name="T3">) applicate direttamente ai componenti.</text:span><text:span text:style-name="T4">1</text:span><text:span text:style-name="T3"> Stabilisce collegamenti diretti alle funzionalità di accessibilità specifiche della piattaforma.</text:span><text:span text:style-name="T4">1</text:span><text:span text:style-name="T3"> Questo modello additivo e basato sulle proprietà spesso porta a un codice più conciso per l'accessibilità di base, ma la sua natura implicita può rendere più difficile la gestione di relazioni semantiche </text:span><text:soft-page-break/><text:span text:style-name="T3">complesse o comportamenti personalizzati senza un intervento esplicito dello sviluppatore.</text:span></text:p>
        </text:list-item>
        <text:list-item>
          <text:p text:style-name="P8"><text:span text:style-name="T2">Flutter:</text:span> È un kit di sviluppo software UI open-source di Google, che costruisce applicazioni compilate nativamente da un'unica codebase (Dart).<text:span text:style-name="T1">1</text:span> Utilizza un sistema basato su widget in cui "tutto è un widget". La sua architettura include un livello framework (Dart), un livello engine (C++ con Skia) e un livello embedder (codice specifico della piattaforma).<text:span text:style-name="T1">1</text:span> L'accessibilità è gestita tramite un sistema </text:p>
          <text:p text:style-name="P9"><text:span text:style-name="Source_20_Text"><text:span text:style-name="T3">Semantics</text:span></text:span><text:span text:style-name="T3"> dedicato che crea un albero di accessibilità parallelo all'albero dei widget visivi, utilizzando widget specializzati (</text:span><text:span text:style-name="Source_20_Text"><text:span text:style-name="T3">Semantics</text:span></text:span><text:span text:style-name="T3">, </text:span><text:span text:style-name="Source_20_Text"><text:span text:style-name="T3">MergeSemantics</text:span></text:span><text:span text:style-name="T3">, </text:span><text:span text:style-name="Source_20_Text"><text:span text:style-name="T3">ExcludeSemantics</text:span></text:span><text:span text:style-name="T3">, </text:span><text:span text:style-name="Source_20_Text"><text:span text:style-name="T3">BlockSemantics</text:span></text:span><text:span text:style-name="T3">, </text:span><text:span text:style-name="Source_20_Text"><text:span text:style-name="T3">SemanticsConfiguration</text:span></text:span><text:span text:style-name="T3">) per annotare i nodi semantici.</text:span><text:span text:style-name="T4">1</text:span><text:span text:style-name="T3"> Flutter crea un albero di accessibilità strutturato che si mappa alle API di accessibilità native.</text:span><text:span text:style-name="T4">1</text:span><text:span text:style-name="T3"> L'approccio compositivo e basato sui widget di Flutter fornisce un controllo granulare e un albero semantico chiaro, il che può essere vantaggioso per interfacce utente complesse e manutenibilità a lungo termine, ma spesso a costo di una maggiore verbosità del codice e di una maggiore complessità di implementazione iniziale.</text:span></text:p>
        </text:list-item>
      </text:list>
      <text:p text:style-name="P4">La divergenza architetturale fondamentale — il binding diretto basato sulle proprietà di React Native rispetto all'albero semantico basato sui widget di Flutter — è il principale fattore determinante della complessità di implementazione e dell'esperienza dello sviluppatore nel raggiungere l'accessibilità. Questa scelta architetturale influenza la quantità di codice, i livelli di astrazione e il modello mentale che uno sviluppatore deve adottare per garantire l'accessibilità, con un impatto diretto sull'overhead di sviluppo e sulla manutenibilità.</text:p>
      <text:h text:style-name="P2" text:outline-level="2">4. Metodologia: Un Framework Quantitativo per la Valutazione dell'Accessibilità Cross-Platform</text:h>
      <text:h text:style-name="P3" text:outline-level="3">Spiegazione Dettagliata delle Metriche Personalizzate</text:h>
      <text:p text:style-name="P4">La presente ricerca impiega un rigoroso framework quantitativo per confrontare obiettivamente l'implementazione dell'accessibilità. Queste metriche sono progettate per fornire approfondimenti granulari sullo sforzo di sviluppo e sull'efficacia delle funzionalità di accessibilità.<text:span text:style-name="T1">1</text:span> Lo sviluppo di questo framework quantitativo multi-sfaccettato rappresenta un progresso metodologico nella ricerca sull'accessibilità. Esso si allontana dalle valutazioni soggettive per fornire una base granulare, riproducibile e attuabile per confrontare e migliorare lo sviluppo di software accessibile. Ogni metrica affronta una diversa sfaccettatura del "costo" o dell'"efficacia" (volume del codice, complessità strutturale, esperienza utente, aderenza agli standard, tempo), consentendo un confronto olistico e obiettivo.</text:p>
      <text:p text:style-name="P10">Tabella 1: Metriche di Accessibilità Quantitativa e Metodologie</text:p>
      <table:table table:name="Tabella1" table:style-name="Tabella1">
        <table:table-column table:style-name="Tabella1.A"/>
        <table:table-column table:style-name="Tabella1.B"/>
        <table:table-column table:style-name="Tabella1.C"/>
        <table:table-column table:style-name="Tabella1.D"/>
        <table:table-header-rows>
          <table:table-row>
            <table:table-cell table:style-name="Tabella1.A1" office:value-type="string">
              <text:p text:style-name="P11">Metrica<text:span text:style-name="T5"/></text:p>
            </table:table-cell>
            <table:table-cell table:style-name="Tabella1.A1" office:value-type="string">
              <text:p text:style-name="P11">Descrizione<text:span text:style-name="T5"/></text:p>
            </table:table-cell>
            <table:table-cell table:style-name="Tabella1.A1" office:value-type="string">
              <text:p text:style-name="P11">Metodologia di Calcolo (Formula e Spiegazione)<text:span text:style-name="T5"/></text:p>
            </table:table-cell>
            <table:table-cell table:style-name="Tabella1.A1" office:value-type="string">
              <text:p text:style-name="P11">Quantifica<text:span text:style-name="T5"/></text:p>
            </table:table-cell>
          </table:table-row>
        </table:table-header-rows>
        <table:table-row>
          <table:table-cell table:style-name="Tabella1.A1" office:value-type="string">
            <text:p text:style-name="P12">Punteggio di Accessibilità dei <text:soft-page-break/>Componenti (CAS)<text:span text:style-name="T5"/></text:p>
          </table:table-cell>
          <table:table-cell table:style-name="Tabella1.A1" office:value-type="string">
            <text:p text:style-name="P11">Percentuale di componenti accessibili <text:soft-page-break/>per impostazione predefinita senza richiedere interventi aggiuntivi dello sviluppatore.<text:span text:style-name="T5"/></text:p>
          </table:table-cell>
          <table:table-cell table:style-name="Tabella1.A1" office:value-type="string">
            <text:p text:style-name="P13"><text:span text:style-name="Source_20_Text"><text:span text:style-name="T3">CAS = (Componenti Accessibili / Componenti </text:span></text:span><text:soft-page-break/><text:span text:style-name="Source_20_Text"><text:span text:style-name="T3">Totali Testati) × 100%</text:span></text:span><text:span text:style-name="T3">.</text:span><text:span text:style-name="T4">1</text:span><text:span text:style-name="T3"> Un componente è "accessibile per impostazione predefinita" se soddisfa tutti i criteri di annuncio di ruolo, annuncio completo del contenuto, gestione corretta del focus e comunicazione dello stato.</text:span><text:span text:style-name="T4">1</text:span></text:p>
          </table:table-cell>
          <table:table-cell table:style-name="Tabella1.A1" office:value-type="string">
            <text:p text:style-name="P11">Supporto di accessibilità <text:soft-page-break/>intrinseco.<text:span text:style-name="T5"/></text:p>
          </table:table-cell>
        </table:table-row>
        <table:table-row>
          <table:table-cell table:style-name="Tabella1.A1" office:value-type="string">
            <text:p text:style-name="P12">Overhead di Implementazione (IMO)<text:span text:style-name="T5"/></text:p>
          </table:table-cell>
          <table:table-cell table:style-name="Tabella1.A1" office:value-type="string">
            <text:p text:style-name="P14">Linee di codice (LOC) aggiuntive richieste per implementare le funzionalità di accessibilità oltre una baseline funzionale minima.<text:span text:style-name="T1">1</text:span><text:span text:style-name="T6"/></text:p>
          </table:table-cell>
          <table:table-cell table:style-name="Tabella1.A1" office:value-type="string">
            <text:p text:style-name="P13"><text:span text:style-name="Source_20_Text"><text:span text:style-name="T3">IMO% = (LOC Accessibilità / LOC Baseline) × 100%</text:span></text:span><text:span text:style-name="T3">.</text:span><text:span text:style-name="T4">1</text:span><text:span text:style-name="T3"> Le LOC sono identificate come proprietà di accessibilità dirette, wrapper di accessibilità e codice di supporto aggiunto specificamente.</text:span><text:span text:style-name="T4">1</text:span></text:p>
          </table:table-cell>
          <table:table-cell table:style-name="Tabella1.A1" office:value-type="string">
            <text:p text:style-name="P11">Sforzo di sviluppo tangibile.<text:span text:style-name="T5"/></text:p>
          </table:table-cell>
        </table:table-row>
        <table:table-row>
          <table:table-cell table:style-name="Tabella1.A1" office:value-type="string">
            <text:p text:style-name="P12">Fattore di Impatto della Complessità (CIF)<text:span text:style-name="T5"/></text:p>
          </table:table-cell>
          <table:table-cell table:style-name="Tabella1.A1" office:value-type="string">
            <text:p text:style-name="P14">Misura ponderata della complessità di implementazione che considera il volume del codice e fattori strutturali come profondità di annidamento, requisiti di dipendenza e conteggio delle proprietà.<text:span text:style-name="T1">1</text:span><text:span text:style-name="T6"/></text:p>
          </table:table-cell>
          <table:table-cell table:style-name="Tabella1.A1" office:value-type="string">
            <text:p text:style-name="P13"><text:span text:style-name="Source_20_Text"><text:span text:style-name="T3">CIF = (IMO / Codice Totale Componente) × CF</text:span></text:span><text:span text:style-name="T3">, dove </text:span><text:span text:style-name="Source_20_Text"><text:span text:style-name="T3">CF = (WN × N) + (WD × D) + (WP × P)</text:span></text:span><text:span text:style-name="T3">.</text:span><text:span text:style-name="T4">1</text:span><text:span text:style-name="T3"> I pesi (WN=1.5, WD=1.0, WP=0.5) riflettono l'impatto osservato su leggibilità, debug e manutenibilità.</text:span><text:span text:style-name="T4">1</text:span></text:p>
          </table:table-cell>
          <table:table-cell table:style-name="Tabella1.A1" office:value-type="string">
            <text:p text:style-name="P11">Carico cognitivo e manutenibilità.<text:span text:style-name="T5"/></text:p>
          </table:table-cell>
        </table:table-row>
        <table:table-row>
          <table:table-cell table:style-name="Tabella1.A1" office:value-type="string">
            <text:p text:style-name="P12">Punteggio di Supporto dello Screen Reader (SRSS)<text:span text:style-name="T5"/></text:p>
          </table:table-cell>
          <table:table-cell table:style-name="Tabella1.A1" office:value-type="string">
            <text:p text:style-name="P14">Punteggio empirico (scala Likert 1-5) basato su test con VoiceOver (iOS) e TalkBack (Android) che misura l'efficacia dell'interazione degli screen reader con le funzionalità di accessibilità implementate.<text:span text:style-name="T1">1</text:span><text:span text:style-name="T6"/></text:p>
          </table:table-cell>
          <table:table-cell table:style-name="Tabella1.A1" office:value-type="string">
            <text:p text:style-name="P13"><text:span text:style-name="Source_20_Text"><text:span text:style-name="T3">PunteggioTest = ((MediaVoiceOver + MediaTalkBack) / 2) × 20</text:span></text:span><text:span text:style-name="T3"> per normalizzare a 0-100%.</text:span><text:span text:style-name="T4">1</text:span><text:span text:style-name="T3"> I criteri includono navigazione, gesti, etichette, moduli e avvisi.</text:span><text:span text:style-name="T4">1</text:span></text:p>
          </table:table-cell>
          <table:table-cell table:style-name="Tabella1.A1" office:value-type="string">
            <text:p text:style-name="P11">Esperienza utente per utenti con disabilità visive.<text:span text:style-name="T5"/></text:p>
          </table:table-cell>
        </table:table-row>
        <table:table-row>
          <table:table-cell table:style-name="Tabella1.A1" office:value-type="string">
            <text:p text:style-name="P12">Rapporto di Conformità WCAG (WCR)<text:span text:style-name="T5"/></text:p>
          </table:table-cell>
          <table:table-cell table:style-name="Tabella1.A1" office:value-type="string">
            <text:p text:style-name="P14">Metrica basata su percentuale che misura la proporzione <text:soft-page-break/>di criteri di successo WCAG 2.2 applicabili soddisfatti da un'implementazione.<text:span text:style-name="T1">1</text:span><text:span text:style-name="T6"/></text:p>
          </table:table-cell>
          <table:table-cell table:style-name="Tabella1.A1" office:value-type="string">
            <text:p text:style-name="P13"><text:span text:style-name="T3">Approccio ponderato: </text:span><text:span text:style-name="Source_20_Text"><text:span text:style-name="T3">ConformitàWCAG = (((A_e_AA_Implementati / </text:span></text:span><text:soft-page-break/><text:span text:style-name="Source_20_Text"><text:span text:style-name="T3">Criteri_A_e_AA) × 0.8) + ((AAA_Implementati / Criteri_AAA) × 0.2)) × 100</text:span></text:span><text:span text:style-name="T3">.</text:span><text:span text:style-name="T4">1</text:span></text:p>
          </table:table-cell>
          <table:table-cell table:style-name="Tabella1.A1" office:value-type="string">
            <text:p text:style-name="P11">Aderenza formale agli standard di <text:soft-page-break/>accessibilità internazionali.<text:span text:style-name="T5"/></text:p>
          </table:table-cell>
        </table:table-row>
        <table:table-row>
          <table:table-cell table:style-name="Tabella1.A1" office:value-type="string">
            <text:p text:style-name="P12">Stima del Tempo di Sviluppo (DTE)<text:span text:style-name="T5"/></text:p>
          </table:table-cell>
          <table:table-cell table:style-name="Tabella1.A1" office:value-type="string">
            <text:p text:style-name="P14">Quantifica il tempo di sviluppo stimato richiesto per implementare le funzionalità di accessibilità, combinando misurazioni empiriche con aggiustamenti basati sulla complessità.<text:span text:style-name="T1">1</text:span><text:span text:style-name="T6"/></text:p>
          </table:table-cell>
          <table:table-cell table:style-name="Tabella1.A1" office:value-type="string">
            <text:p text:style-name="P11">Basato su misurazioni empiriche e aggiustamenti CIF.<text:span text:style-name="T5"/></text:p>
          </table:table-cell>
          <table:table-cell table:style-name="Tabella1.A1" office:value-type="string">
            <text:p text:style-name="P11">Sforzo pratico nel mondo reale per la pianificazione del progetto.<text:span text:style-name="T5"/></text:p>
          </table:table-cell>
        </table:table-row>
      </table:table>
      <text:h text:style-name="P3" text:outline-level="3">Descrizione dell'Approccio di Test Comparativo</text:h>
      <text:p text:style-name="P4">L'approccio di test comparativo si basa sulla metodologia di valutazione formale stabilita nella tesi (Capitolo 3), applicando gli stessi rigorosi criteri a entrambe le implementazioni React Native e Flutter per garantire la coerenza.<text:span text:style-name="T1">1</text:span> Questo approccio di test multifunzionale garantisce che la valutazione catturi sia le capacità tecniche di ciascun framework sia l'esperienza pratica degli utenti con disabilità.</text:p>
      <text:list text:style-name="L5">
        <text:list-item>
          <text:p text:style-name="P15"><text:span text:style-name="T2">Mappatura dell'Equivalenza dei Componenti:</text:span> Viene stabilita l'equivalenza funzionale tra i componenti React Native e i widget Flutter, garantendo un confronto equo basato sullo scopo piuttosto che sui dettagli di implementazione.<text:span text:style-name="T1">1</text:span></text:p>
        </text:list-item>
        <text:list-item>
          <text:p text:style-name="P15"><text:span text:style-name="T2">Mappatura dei Criteri WCAG/MCAG:</text:span> Ogni componente viene valutato rispetto allo stesso set di criteri WCAG 2.2 e MCAG utilizzati nel Capitolo 3, garantendo un'applicazione coerente degli standard di accessibilità.<text:span text:style-name="T1">1</text:span></text:p>
        </text:list-item>
        <text:list-item>
          <text:p text:style-name="P15"><text:span text:style-name="T2">Test di Implementazione:</text:span> Per ogni componente, vengono sviluppate e testate implementazioni equivalenti in entrambi i framework, concentrandosi su: supporto all'accessibilità predefinito senza modifiche; requisiti di implementazione per raggiungere la piena accessibilità; e complessità e verbosità del codice delle implementazioni accessibili.<text:span text:style-name="T1">1</text:span></text:p>
        </text:list-item>
        <text:list-item>
          <text:p text:style-name="P15"><text:span text:style-name="T2">Test delle Tecnologie Assistive:</text:span> Tutte le implementazioni vengono testate empiricamente con screen reader reali: VoiceOver di iOS (su iPhone 14 con iOS 16) e TalkBack di Android (su Google Pixel 7, Android 15, testato anche su Android 13 e 14).<text:span text:style-name="T1">1</text:span></text:p>
        </text:list-item>
      </text:list>
      <text:p text:style-name="P4">Questo rigoroso approccio di test multi-piattaforma ed empirico garantisce che i risultati quantitativi non siano meramente teorici, ma riflettano l'esperienza utente e le sfide reali degli sviluppatori. Ciò convalida se l'implementazione teorica si traduce effettivamente in <text:soft-page-break/>un'esperienza utilizzabile per il pubblico di destinazione, aggiungendo uno strato di credibilità pratica alle metriche quantitative.</text:p>
      <text:h text:style-name="P2" text:outline-level="2">5. AccessibleHub: Un Veicolo di Ricerca e un Toolkit Interattivo per l'Apprendimento</text:h>
      <text:h text:style-name="P3" text:outline-level="3">Panoramica dell'Architettura e dei Principi di Progettazione di AccessibleHub</text:h>
      <text:p text:style-name="P4">AccessibleHub è un'applicazione React Native progettata per fungere da manuale interattivo per l'implementazione delle funzionalità di accessibilità nello sviluppo mobile.<text:span text:style-name="T1">1</text:span> A differenza della documentazione tradizionale o dei framework di test, l'applicazione fornisce agli sviluppatori esempi pratici e modelli di implementazione che possono essere applicati direttamente ai loro progetti.<text:span text:style-name="T1">1</text:span></text:p>
      <text:p text:style-name="P4">L'applicazione è strutturata attorno a quattro sezioni concettuali principali: esempi di componenti, confronto tra framework, strumenti di test e linee guida di implementazione.<text:span text:style-name="T1">1</text:span> Ogni componente presentato ha un duplice scopo: dimostrare l'implementazione corretta dell'accessibilità e fornire modelli di codice riutilizzabili.<text:span text:style-name="T1">1</text:span> La filosofia di progettazione di AccessibleHub si basa su tre principi fondamentali:</text:p>
      <text:list text:style-name="L6">
        <text:list-item>
          <text:p text:style-name="P16"><text:span text:style-name="T2">Architettura Component-First:</text:span> Ogni elemento dell'interfaccia utente esiste come un'unità indipendente e autocontenuta che dimostra sia i modelli di implementazione che le funzionalità di accessibilità. Questo garantisce un'esperienza "accessibility-first".<text:span text:style-name="T1">1</text:span></text:p>
        </text:list-item>
        <text:list-item>
          <text:p text:style-name="P16"><text:span text:style-name="T2">Miglioramento Progressivo:</text:span> I componenti sono strutturati in livelli crescenti di complessità, partendo da elementi di base e avanzando verso modelli complessi.<text:span text:style-name="T1">1</text:span></text:p>
        </text:list-item>
        <text:list-item>
          <text:p text:style-name="P16"><text:span text:style-name="T2">Modelli Indipendenti dal Framework:</text:span> Sebbene AccessibleHub sia stato implementato in React Native, tutti i modelli e i principi spiegati sono progettati per trascendere le implementazioni specifiche del framework, concentrandosi sulla compatibilità e sulla riusabilità.<text:span text:style-name="T1">1</text:span></text:p>
        </text:list-item>
      </text:list>
      <text:p text:style-name="P4">AccessibleHub incarna un contributo a un livello superiore: è un'applicazione accessibile <text:span text:style-name="T7">sull'</text:span> accessibilità, fungendo da dimostrazione vivente dei principi che insegna e dei dati che genera. Questo doppio ruolo ne aumenta la credibilità come strumento di ricerca e la sua efficacia come strumento educativo, offrendo un'esperienza unica di "imparare facendo" e "imparare osservando".</text:p>
      <text:h text:style-name="P3" text:outline-level="3">Il Suo Doppio Ruolo come Strumento di Ricerca per la Raccolta di Dati Empirici e Risorsa Educativa per gli Sviluppatori</text:h>
      <text:p text:style-name="P4">AccessibleHub svolge un doppio ruolo fondamentale:</text:p>
      <text:list text:style-name="L7">
        <text:list-item>
          <text:p text:style-name="P17"><text:span text:style-name="T2">Strumento di Ricerca:</text:span> Ogni schermata e componente all'interno di AccessibleHub viene analizzato come caso di studio, consentendo la raccolta sistematica di dati empirici sui modelli di implementazione, l'overhead e la compatibilità dello screen reader.<text:span text:style-name="T1">1</text:span> Ciò include misurazioni quantitative delle linee di codice, delle proprietà richieste e dei componenti aggiuntivi per il supporto dell'accessibilità.<text:span text:style-name="T1">1</text:span></text:p>
        </text:list-item>
        <text:list-item>
          <text:p text:style-name="P17"><text:soft-page-break/><text:span text:style-name="T2">Risorsa Educativa:</text:span> AccessibleHub fornisce agli sviluppatori esempi pratici, interattivi e pronti all'uso per l'implementazione dell'accessibilità, colmando il divario tra le linee guida teoriche e le competenze pratiche.<text:span text:style-name="T1">1</text:span> Offre un'esperienza di apprendimento strutturata e incrementale, organizzata in moduli che si concentrano sugli aspetti chiave dell'accessibilità mobile.<text:span text:style-name="T1">1</text:span></text:p>
        </text:list-item>
      </text:list>
      <text:p text:style-name="P4">Integrando la raccolta dati direttamente in un toolkit educativo, AccessibleHub crea un ciclo di feedback in cui l'apprendimento pratico genera prove empiriche, e tali prove, a loro volta, affinano e convalidano il contenuto di apprendimento. Questo favorisce un modello di miglioramento continuo per il trasferimento della conoscenza sull'accessibilità. Il forte legame tra guida pratica e analisi quantitativa rende la ricerca altamente pertinente e attuabile per gli sviluppatori.</text:p>
      <text:h text:style-name="P3" text:outline-level="3">Breve Descrizione delle Sue Sezioni Chiave in Relazione alla Generazione di Dati</text:h>
      <text:p text:style-name="P4">La progettazione modulare di AccessibleHub consente una raccolta dati granulare a livello di componente e di schermata, consentendo un'analisi empirica dal basso verso l'alto che può essere aggregata per confronti più ampi tra i framework.</text:p>
      <text:list text:style-name="L8">
        <text:list-item>
          <text:p text:style-name="P18"><text:span text:style-name="T2">Sezione Componenti Accessibili:</text:span> Fornisce dimostrazioni interattive di elementi UI comuni con implementazioni di accessibilità appropriate (pulsanti, moduli, contenuti multimediali, navigazione). Ogni componente funge da punto dati per misurare l'accessibilità predefinita, l'overhead di implementazione e il supporto dello screen reader.<text:span text:style-name="T1">1</text:span></text:p>
        </text:list-item>
        <text:list-item>
          <text:p text:style-name="P18"><text:span text:style-name="T2">Schermata di Confronto dei Framework:</text:span> Questa sezione è esplicitamente progettata come strumento analitico, implementando metodologie di valutazione formali che supportano direttamente l'analisi comparativa tra React Native e Flutter. Quantifica le metriche, fornisce confronti affiancati e offre strumenti di analisi interattivi.<text:span text:style-name="T1">1</text:span></text:p>
        </text:list-item>
        <text:list-item>
          <text:p text:style-name="P18"><text:span text:style-name="T2">Sezione Migliori Pratiche:</text:span> Organizza la conoscenza dell'accessibilità in domini cognitivi (gesti, semantica, navigazione, supporto dello screen reader, linee guida), con ogni area pratica che dimostra i modelli di implementazione e contribuisce alle metriche complessive di conformità WCAG.<text:span text:style-name="T1">1</text:span></text:p>
        </text:list-item>
      </text:list>
      <text:h text:style-name="P2" text:outline-level="2">6. Analisi Comparativa: Accessibilità di React Native vs. Flutter</text:h>
      <text:h text:style-name="P3" text:outline-level="3">6.1 Approcci Architetturali e Modelli di Accessibilità</text:h>
      <text:p text:style-name="P4">Questa sezione esamina le differenze architetturali tra React Native e Flutter, con particolare attenzione a come queste differenze influenzano i modelli di implementazione dell'accessibilità. Comprendere l'architettura sottostante fornisce un contesto essenziale per interpretare i confronti quantitativi.</text:p>
      <text:h text:style-name="P19" text:outline-level="4"><text:soft-page-break/>Il Modello Basato sulle Proprietà di React Native</text:h>
      <text:p text:style-name="P4">React Native implementa l'accessibilità attraverso un sistema basato su proprietà, dove gli attributi di accessibilità vengono applicati direttamente ai componenti.<text:span text:style-name="T1">1</text:span> Questo approccio presenta un'integrazione diretta delle proprietà (</text:p>
      <text:p text:style-name="P20"><text:span text:style-name="Source_20_Text"><text:span text:style-name="T3">accessibilityLabel</text:span></text:span><text:span text:style-name="T3">, </text:span><text:span text:style-name="Source_20_Text"><text:span text:style-name="T3">accessibilityRole</text:span></text:span><text:span text:style-name="T3">), un'API unificata tra le piattaforme, la mediazione del bridge JavaScript e una costruzione implicita dell'albero di accessibilità.</text:span><text:span text:style-name="T4">1</text:span><text:span text:style-name="T3"> Questo modello additivo e basato sulle proprietà spesso porta a un codice più conciso per l'accessibilità di base. Tuttavia, la sua natura implicita può rendere più complessa la gestione di relazioni semantiche complesse o comportamenti personalizzati senza un intervento esplicito dello sviluppatore. L'applicazione diretta delle proprietà può essere rapida per casi semplici, ma in assenza di un albero esplicito, il controllo di ordini di focus complessi o il raggruppamento semantico degli elementi potrebbe richiedere maggiore sforzo manuale o soluzioni alternative. Questo suggerisce un compromesso tra la facilità di implementazione iniziale per i casi di base e la potenziale complessità per requisiti di accessibilità avanzati e sfumati.</text:span></text:p>
      <text:h text:style-name="P19" text:outline-level="4">Il Sistema Semantico Basato sui Widget di Flutter</text:h>
      <text:p text:style-name="P20"><text:span text:style-name="T3">Flutter impiega un sistema semantico basato sui widget che utilizza widget specializzati come </text:span><text:span text:style-name="Source_20_Text"><text:span text:style-name="T3">Semantics</text:span></text:span><text:span text:style-name="T3"> per creare un albero di accessibilità parallelo all'albero dei widget visivi.</text:span><text:span text:style-name="T4">1</text:span><text:span text:style-name="T3"> Questo sistema presenta nodi semantici espliciti, costruzione di alberi paralleli, integrazione nativa diretta e un controllo granulare sulle informazioni di accessibilità.</text:span><text:span text:style-name="T4">1</text:span><text:span text:style-name="T3"> L'approccio compositivo e basato sui widget di Flutter fornisce un controllo granulare e un albero semantico chiaro, il che può essere vantaggioso per interfacce utente complesse e manutenibilità a lungo termine, ma spesso a costo di una maggiore verbosità del codice e di una maggiore complessità di implementazione iniziale. L'uso di wrapper espliciti e un albero semantico distinto offrono un controllo preciso su ciò che le tecnologie assistive percepiscono, rendendolo potente per scenari complessi o per garantire un raggruppamento semantico corretto. Tuttavia, ogni wrapper aggiunge linee di codice e annidamento. Questo suggerisce un compromesso: un overhead iniziale e una verbosità maggiori per un potenziale maggiore controllo, chiarezza e manutenibilità in applicazioni accessibili altamente personalizzate o su larga scala.</text:span></text:p>
      <text:p text:style-name="P10">Tabella 2: Impatto Architetturale Comparativo sull'Implementazione dell'Accessibilità</text:p>
      <table:table table:name="Tabella2" table:style-name="Tabella2">
        <table:table-column table:style-name="Tabella2.A"/>
        <table:table-column table:style-name="Tabella2.B"/>
        <table:table-column table:style-name="Tabella2.C"/>
        <table:table-column table:style-name="Tabella2.D"/>
        <table:table-header-rows>
          <table:table-row>
            <table:table-cell table:style-name="Tabella2.A1" office:value-type="string">
              <text:p text:style-name="P11">Caratteristica<text:span text:style-name="T5"/></text:p>
            </table:table-cell>
            <table:table-cell table:style-name="Tabella2.A1" office:value-type="string">
              <text:p text:style-name="P11">Approccio React Native<text:span text:style-name="T5"/></text:p>
            </table:table-cell>
            <table:table-cell table:style-name="Tabella2.A1" office:value-type="string">
              <text:p text:style-name="P11">Approccio Flutter<text:span text:style-name="T5"/></text:p>
            </table:table-cell>
            <table:table-cell table:style-name="Tabella2.A1" office:value-type="string">
              <text:p text:style-name="P11">Implicazione Pratica per l'Accessibilità<text:span text:style-name="T5"/></text:p>
            </table:table-cell>
          </table:table-row>
        </table:table-header-rows>
        <table:table-row>
          <table:table-cell table:style-name="Tabella2.A1" office:value-type="string">
            <text:p text:style-name="P12">Modello di Implementazione<text:span text:style-name="T5"/></text:p>
          </table:table-cell>
          <table:table-cell table:style-name="Tabella2.A1" office:value-type="string">
            <text:p text:style-name="P11">Basato sulle proprietà: attributi di accessibilità aggiunti direttamente ai componenti esistenti.<text:span text:style-name="T5"/></text:p>
          </table:table-cell>
          <table:table-cell table:style-name="Tabella2.A1" office:value-type="string">
            <text:p text:style-name="P13"><text:span text:style-name="T3">Basato sui widget: il widget </text:span><text:span text:style-name="Source_20_Text"><text:span text:style-name="T3">Semantics</text:span></text:span><text:span text:style-name="T3"> avvolge i widget esistenti.</text:span></text:p>
          </table:table-cell>
          <table:table-cell table:style-name="Tabella2.A1" office:value-type="string">
            <text:p text:style-name="P11">RN: Più conciso per la base; FL: Più esplicito ma più verboso.<text:span text:style-name="T5"/></text:p>
          </table:table-cell>
        </table:table-row>
        <table:table-row>
          <table:table-cell table:style-name="Tabella2.A1" office:value-type="string">
            <text:p text:style-name="P12">Modello Mentale dello Sviluppatore<text:span text:style-name="T5"/></text:p>
          </table:table-cell>
          <table:table-cell table:style-name="Tabella2.A1" office:value-type="string">
            <text:p text:style-name="P11">Additivo: "Aggiungi proprietà a ciò che <text:soft-page-break/>già esiste."<text:span text:style-name="T5"/></text:p>
          </table:table-cell>
          <table:table-cell table:style-name="Tabella2.A1" office:value-type="string">
            <text:p text:style-name="P11">Compositivo: "Costruisci una struttura semantica <text:soft-page-break/>separata."<text:span text:style-name="T5"/></text:p>
          </table:table-cell>
          <table:table-cell table:style-name="Tabella2.A1" office:value-type="string">
            <text:p text:style-name="P11">RN: Familiarità per sviluppatori web; FL: <text:soft-page-break/>Richiede comprensione dell'albero semantico.<text:span text:style-name="T5"/></text:p>
          </table:table-cell>
        </table:table-row>
        <table:table-row>
          <table:table-cell table:style-name="Tabella2.A1" office:value-type="string">
            <text:p text:style-name="P12">Organizzazione del Codice<text:span text:style-name="T5"/></text:p>
          </table:table-cell>
          <table:table-cell table:style-name="Tabella2.A1" office:value-type="string">
            <text:p text:style-name="P11">Proprietà integrate nel JSX del componente.<text:span text:style-name="T5"/></text:p>
          </table:table-cell>
          <table:table-cell table:style-name="Tabella2.A1" office:value-type="string">
            <text:p text:style-name="P11">Widget wrapper espliciti che creano un annidamento più profondo.<text:span text:style-name="T5"/></text:p>
          </table:table-cell>
          <table:table-cell table:style-name="Tabella2.A1" office:value-type="string">
            <text:p text:style-name="P11">RN: Meno annidamento; FL: Potenziale per un albero dei widget più complesso.<text:span text:style-name="T5"/></text:p>
          </table:table-cell>
        </table:table-row>
        <table:table-row>
          <table:table-cell table:style-name="Tabella2.A1" office:value-type="string">
            <text:p text:style-name="P12">Integrazione Piattaforma<text:span text:style-name="T5"/></text:p>
          </table:table-cell>
          <table:table-cell table:style-name="Tabella2.A1" office:value-type="string">
            <text:p text:style-name="P11">Binding diretti alle API native tramite bridge JavaScript.<text:span text:style-name="T5"/></text:p>
          </table:table-cell>
          <table:table-cell table:style-name="Tabella2.A1" office:value-type="string">
            <text:p text:style-name="P11">Albero semantico tradotto in API native tramite "accessibility bridges".<text:span text:style-name="T5"/></text:p>
          </table:table-cell>
          <table:table-cell table:style-name="Tabella2.A1" office:value-type="string">
            <text:p text:style-name="P11">Entrambi si integrano, ma i meccanismi sottostanti differiscono.<text:span text:style-name="T5"/></text:p>
          </table:table-cell>
        </table:table-row>
        <table:table-row>
          <table:table-cell table:style-name="Tabella2.A1" office:value-type="string">
            <text:p text:style-name="P12">Approccio al Debugging<text:span text:style-name="T5"/></text:p>
          </table:table-cell>
          <table:table-cell table:style-name="Tabella2.A1" office:value-type="string">
            <text:p text:style-name="P11">Strumenti di debug standard con ispettori di accessibilità nativi.<text:span text:style-name="T5"/></text:p>
          </table:table-cell>
          <table:table-cell table:style-name="Tabella2.A1" office:value-type="string">
            <text:p text:style-name="P13"><text:span text:style-name="Source_20_Text"><text:span text:style-name="T3">SemanticsDebugger</text:span></text:span><text:span text:style-name="T3"> integrato per la visualizzazione dell'albero semantico.</text:span></text:p>
          </table:table-cell>
          <table:table-cell table:style-name="Tabella2.A1" office:value-type="string">
            <text:p text:style-name="P11">FL offre uno strumento più visivo per il debug semantico.<text:span text:style-name="T5"/></text:p>
          </table:table-cell>
        </table:table-row>
      </table:table>
      <text:h text:style-name="P3" text:outline-level="3">6.2 Risultati della Valutazione Quantitativa</text:h>
      <text:h text:style-name="P19" text:outline-level="4">Supporto all'Accessibilità Predefinito (Risultati RQ1)</text:h>
      <text:p text:style-name="P4">L'analisi rivela che nessuno dei due framework fornisce un'accessibilità completa per impostazione predefinita.<text:span text:style-name="T1">1</text:span> I componenti di base di React Native (Testo, TouchableOpacity, Pulsante) offrono informazioni di accessibilità minime per impostazione predefinita, concentrandosi principalmente sugli elementi interattivi.<text:span text:style-name="T1">1</text:span> Allo stesso modo, i componenti Material di Flutter (Testo, ElevatedButton, TextField) forniscono un'accessibilità di base, con un supporto predefinito leggermente migliore per i controlli dei moduli.<text:span text:style-name="T1">1</text:span></text:p>
      <text:p text:style-name="P4">I calcoli del Punteggio di Accessibilità dei Componenti (CAS) mostrano che React Native raggiunge un punteggio di accessibilità predefinito leggermente più alto (38% contro il 32% di Flutter).<text:span text:style-name="T1">1</text:span> Il basso livello di accessibilità predefinita in entrambi i principali framework cross-platform indica una sfida sistemica del settore. Ciò implica che l'accessibilità è ancora in gran parte un "add-on" piuttosto che una funzionalità intrinseca nelle librerie di componenti. Questo costringe gli sviluppatori a implementare esplicitamente l'accessibilità per la maggior parte degli elementi dell'interfaccia utente, aumentando lo sforzo di sviluppo iniziale e il rischio di omissioni se non viene data priorità.</text:p>
      <text:h text:style-name="P19" text:outline-level="4">Overhead e Complessità dell'Implementazione (Risultati RQ3)</text:h>
      <text:p text:style-name="P4">L'analisi quantitativa rivela differenze consistenti nello sforzo di sviluppo.<text:span text:style-name="T1">1</text:span> Le implementazioni React Native hanno richiesto in media il 45% in meno di codice rispetto alle implementazioni Flutter equivalenti.<text:span text:style-name="T1">1</text:span> Le implementazioni Flutter hanno mostrato fattori di complessità (CIF) più elevati, in particolare per i componenti testuali e i gesti personalizzati.<text:span text:style-name="T1">1</text:span> Le misurazioni della Stima del Tempo di Sviluppo (DTE) hanno indicato <text:soft-page-break/>tempi di implementazione approssimativamente il 35% più lunghi per Flutter tra le categorie di componenti.<text:span text:style-name="T1">1</text:span></text:p>
      <text:p text:style-name="P4">Esempi specifici da Gaggi &amp; Perinello <text:span text:style-name="T1">1</text:span> mostrano che l'approccio "wrapped" di Flutter aumenta la verbosità (ad esempio, Intestazione: RN 7 LOC vs. FL 11 LOC; Linguaggio del testo: RN 7 LOC vs. FL 21 LOC; Abbreviazione del testo: RN 7 LOC vs. FL 14 LOC).<text:span text:style-name="T1">1</text:span> L'analisi interna di AccessibleHub ha mostrato che l'implementazione dell'accessibilità ha aggiunto un overhead del 33,8% alla sua schermata Home e del 36,3% alla sua schermata Componenti.<text:span text:style-name="T1">1</text:span> L'overhead e la complessità quantificabili più elevati in Flutter, principalmente a causa del suo modello semantico di wrapping dei widget, si traducono direttamente in un aumento dei costi di sviluppo e potenzialmente in un tempo di commercializzazione più lento per le applicazioni accessibili, specialmente per i team che danno priorità all'iterazione rapida o che lavorano con risorse limitate.</text:p>
      <text:h text:style-name="P19" text:outline-level="4">Compatibilità con gli Screen Reader</text:h>
      <text:p text:style-name="P4">I punteggi medi SRSS su tutti i componenti sono stati di 4.2 per React Native e 3.8 per Flutter, indicando che entrambi i framework possono raggiungere alti livelli di accessibilità, sebbene le implementazioni React Native richiedano tipicamente meno adattamento per la coerenza cross-platform.<text:span text:style-name="T1">1</text:span></text:p>
      <text:p text:style-name="P4">Su iOS con VoiceOver, entrambi i framework hanno raggiunto prestazioni simili (4.3 per React Native vs. 4.1 per Flutter).<text:span text:style-name="T1">1</text:span> Su Android con TalkBack, React Native ha dimostrato una migliore coerenza (4.1 vs. 3.5 per Flutter).<text:span text:style-name="T1">1</text:span> Il punteggio inferiore di Flutter nel principio Operabile (88% vs. 100% di RN) deriva principalmente da incoerenze nel comportamento del gestore dei gesti tra le piattaforme.<text:span text:style-name="T1">1</text:span> La coerenza leggermente migliore di React Native tra le piattaforme, in particolare su Android/TalkBack, suggerisce un percorso di sviluppo potenzialmente più fluido per i progetti che mirano a un vasto pubblico mobile senza un'ampia ottimizzazione specifica della piattaforma. Ciò implica che le funzionalità di accessibilità di React Native si traducono più uniformemente tra le piattaforme native senza la stessa necessità di logica condizionale o soluzioni alternative specifiche della piattaforma.</text:p>
      <text:h text:style-name="P19" text:outline-level="4">Conformità WCAG</text:h>
      <text:p text:style-name="P4">Entrambi i framework possono raggiungere un'elevata conformità WCAG con tecniche di implementazione appropriate.<text:span text:style-name="T1">1</text:span> React Native dimostra una conformità superiore con i principi Percepibile (92% vs. 85%) e Operabile (100% vs. 88%).<text:span text:style-name="T1">1</text:span> Entrambi i framework mostrano una conformità identica con i principi Comprensibile (80%) e Robusto (100%).<text:span text:style-name="T1">1</text:span></text:p>
      <text:p text:style-name="P4">La conformità differenziale nei principi Percepibile e Operabile suggerisce che il modello basato sulle proprietà di React Native potrebbe intrinsecamente prestarsi meglio a garantire che il contenuto sia percepibile e interattivo tra diverse capacità utente. Ciò è probabilmente dovuto ai suoi legami più stretti con i paradigmi di accessibilità web. Questo indica che gli sviluppatori esperti di accessibilità web potrebbero trovare più intuitivo raggiungere la conformità in queste aree critiche utilizzando React Native, riducendo potenzialmente la curva di apprendimento e gli errori di implementazione.</text:p>
      <text:p text:style-name="P10">Tabella 3: Metriche di Accessibilità Consolidate per React Native e Flutter</text:p>
      <table:table table:name="Tabella3" table:style-name="Tabella3">
        <table:table-column table:style-name="Tabella3.A"/>
        <table:table-column table:style-name="Tabella3.B"/>
        <table:table-column table:style-name="Tabella3.C"/>
        <table:table-column table:style-name="Tabella3.D"/>
        <table:table-header-rows>
          <text:soft-page-break/>
          <table:table-row>
            <table:table-cell table:style-name="Tabella3.A1" office:value-type="string">
              <text:p text:style-name="P11">Metrica<text:span text:style-name="T5"/></text:p>
            </table:table-cell>
            <table:table-cell table:style-name="Tabella3.A1" office:value-type="string">
              <text:p text:style-name="P11">Valore React Native<text:span text:style-name="T5"/></text:p>
            </table:table-cell>
            <table:table-cell table:style-name="Tabella3.A1" office:value-type="string">
              <text:p text:style-name="P11">Valore Flutter<text:span text:style-name="T5"/></text:p>
            </table:table-cell>
            <table:table-cell table:style-name="Tabella3.A1" office:value-type="string">
              <text:p text:style-name="P11">Risultato Chiave/Confronto<text:span text:style-name="T5"/></text:p>
            </table:table-cell>
          </table:table-row>
        </table:table-header-rows>
        <table:table-row>
          <table:table-cell table:style-name="Tabella3.A1" office:value-type="string">
            <text:p text:style-name="P12">Accessibilità Predefinita (CAS)<text:span text:style-name="T5"/></text:p>
          </table:table-cell>
          <table:table-cell table:style-name="Tabella3.A1" office:value-type="string">
            <text:p text:style-name="P11">38%<text:span text:style-name="T5"/></text:p>
          </table:table-cell>
          <table:table-cell table:style-name="Tabella3.A1" office:value-type="string">
            <text:p text:style-name="P11">32%<text:span text:style-name="T5"/></text:p>
          </table:table-cell>
          <table:table-cell table:style-name="Tabella3.A1" office:value-type="string">
            <text:p text:style-name="P11">Entrambi limitati, RN leggermente superiore.<text:span text:style-name="T5"/></text:p>
          </table:table-cell>
        </table:table-row>
        <table:table-row>
          <table:table-cell table:style-name="Tabella3.A1" office:value-type="string">
            <text:p text:style-name="P12">Overhead di Implementazione (IMO)<text:span text:style-name="T5"/></text:p>
          </table:table-cell>
          <table:table-cell table:style-name="Tabella3.A1" office:value-type="string">
            <text:p text:style-name="P11">23.3% (media)<text:span text:style-name="T5"/></text:p>
          </table:table-cell>
          <table:table-cell table:style-name="Tabella3.A1" office:value-type="string">
            <text:p text:style-name="P11">36.3% (media)<text:span text:style-name="T5"/></text:p>
          </table:table-cell>
          <table:table-cell table:style-name="Tabella3.A1" office:value-type="string">
            <text:p text:style-name="P11">RN richiede in media il 45% in meno di codice.<text:span text:style-name="T5"/></text:p>
          </table:table-cell>
        </table:table-row>
        <table:table-row>
          <table:table-cell table:style-name="Tabella3.A1" office:value-type="string">
            <text:p text:style-name="P12">Fattore di Impatto della Complessità (CIF)<text:span text:style-name="T5"/></text:p>
          </table:table-cell>
          <table:table-cell table:style-name="Tabella3.A1" office:value-type="string">
            <text:p text:style-name="P11">Medio<text:span text:style-name="T5"/></text:p>
          </table:table-cell>
          <table:table-cell table:style-name="Tabella3.A1" office:value-type="string">
            <text:p text:style-name="P11">Medio-Alto<text:span text:style-name="T5"/></text:p>
          </table:table-cell>
          <table:table-cell table:style-name="Tabella3.A1" office:value-type="string">
            <text:p text:style-name="P11">FL mostra fattori di complessità più elevati.<text:span text:style-name="T5"/></text:p>
          </table:table-cell>
        </table:table-row>
        <table:table-row>
          <table:table-cell table:style-name="Tabella3.A1" office:value-type="string">
            <text:p text:style-name="P12">Punteggio di Supporto Screen Reader (SRSS)<text:span text:style-name="T5"/></text:p>
          </table:table-cell>
          <table:table-cell table:style-name="Tabella3.A1" office:value-type="string">
            <text:p text:style-name="P11">4.2<text:span text:style-name="T5"/></text:p>
          </table:table-cell>
          <table:table-cell table:style-name="Tabella3.A1" office:value-type="string">
            <text:p text:style-name="P11">3.8<text:span text:style-name="T5"/></text:p>
          </table:table-cell>
          <table:table-cell table:style-name="Tabella3.A1" office:value-type="string">
            <text:p text:style-name="P11">RN mostra una coerenza cross-platform leggermente migliore.<text:span text:style-name="T5"/></text:p>
          </table:table-cell>
        </table:table-row>
        <table:table-row>
          <table:table-cell table:style-name="Tabella3.A1" office:value-type="string">
            <text:p text:style-name="P12">Conformità WCAG A/AA<text:span text:style-name="T5"/></text:p>
          </table:table-cell>
          <table:table-cell table:style-name="Tabella3.A1" office:value-type="string">
            <text:p text:style-name="P11">95.3%<text:span text:style-name="T5"/></text:p>
          </table:table-cell>
          <table:table-cell table:style-name="Tabella3.A1" office:value-type="string">
            <text:p text:style-name="P11">95.3%<text:span text:style-name="T5"/></text:p>
          </table:table-cell>
          <table:table-cell table:style-name="Tabella3.A1" office:value-type="string">
            <text:p text:style-name="P11">Conformità complessiva simile.<text:span text:style-name="T5"/></text:p>
          </table:table-cell>
        </table:table-row>
        <table:table-row>
          <table:table-cell table:style-name="Tabella3.A1" office:value-type="string">
            <text:p text:style-name="P12">Conformità WCAG AAA<text:span text:style-name="T5"/></text:p>
          </table:table-cell>
          <table:table-cell table:style-name="Tabella3.A1" office:value-type="string">
            <text:p text:style-name="P11">68.7%<text:span text:style-name="T5"/></text:p>
          </table:table-cell>
          <table:table-cell table:style-name="Tabella3.A1" office:value-type="string">
            <text:p text:style-name="P11">68.7%<text:span text:style-name="T5"/></text:p>
          </table:table-cell>
          <table:table-cell table:style-name="Tabella3.A1" office:value-type="string">
            <text:p text:style-name="P11">Conformità complessiva simile.<text:span text:style-name="T5"/></text:p>
          </table:table-cell>
        </table:table-row>
      </table:table>
      <text:p text:style-name="P10">Tabella 4: Overhead di Implementazione a Livello di Componente: React Native vs. Flutter</text:p>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11">Tipo di Componente<text:span text:style-name="T5"/></text:p>
            </table:table-cell>
            <table:table-cell table:style-name="Tabella4.A1" office:value-type="string">
              <text:p text:style-name="P11">LOC React Native<text:span text:style-name="T5"/></text:p>
            </table:table-cell>
            <table:table-cell table:style-name="Tabella4.A1" office:value-type="string">
              <text:p text:style-name="P11">LOC Flutter<text:span text:style-name="T5"/></text:p>
            </table:table-cell>
            <table:table-cell table:style-name="Tabella4.A1" office:value-type="string">
              <text:p text:style-name="P11">Differenza Percentuale (Flutter vs. React Native)<text:span text:style-name="T5"/></text:p>
            </table:table-cell>
          </table:table-row>
        </table:table-header-rows>
        <table:table-row>
          <table:table-cell table:style-name="Tabella4.A1" office:value-type="string">
            <text:p text:style-name="P12">Dichiarazione Linguaggio Testo<text:span text:style-name="T5"/></text:p>
          </table:table-cell>
          <table:table-cell table:style-name="Tabella4.A1" office:value-type="string">
            <text:p text:style-name="P11">7<text:span text:style-name="T5"/></text:p>
          </table:table-cell>
          <table:table-cell table:style-name="Tabella4.A1" office:value-type="string">
            <text:p text:style-name="P11">21<text:span text:style-name="T5"/></text:p>
          </table:table-cell>
          <table:table-cell table:style-name="Tabella4.A1" office:value-type="string">
            <text:p text:style-name="P11">+200%<text:span text:style-name="T5"/></text:p>
          </table:table-cell>
        </table:table-row>
        <table:table-row>
          <table:table-cell table:style-name="Tabella4.A1" office:value-type="string">
            <text:p text:style-name="P12">Intestazione<text:span text:style-name="T5"/></text:p>
          </table:table-cell>
          <table:table-cell table:style-name="Tabella4.A1" office:value-type="string">
            <text:p text:style-name="P11">7<text:span text:style-name="T5"/></text:p>
          </table:table-cell>
          <table:table-cell table:style-name="Tabella4.A1" office:value-type="string">
            <text:p text:style-name="P11">11<text:span text:style-name="T5"/></text:p>
          </table:table-cell>
          <table:table-cell table:style-name="Tabella4.A1" office:value-type="string">
            <text:p text:style-name="P11">+57%<text:span text:style-name="T5"/></text:p>
          </table:table-cell>
        </table:table-row>
        <table:table-row>
          <table:table-cell table:style-name="Tabella4.A1" office:value-type="string">
            <text:p text:style-name="P12">Abbreviazione Testo<text:span text:style-name="T5"/></text:p>
          </table:table-cell>
          <table:table-cell table:style-name="Tabella4.A1" office:value-type="string">
            <text:p text:style-name="P11">7<text:span text:style-name="T5"/></text:p>
          </table:table-cell>
          <table:table-cell table:style-name="Tabella4.A1" office:value-type="string">
            <text:p text:style-name="P11">14<text:span text:style-name="T5"/></text:p>
          </table:table-cell>
          <table:table-cell table:style-name="Tabella4.A1" office:value-type="string">
            <text:p text:style-name="P11">+100%<text:span text:style-name="T5"/></text:p>
          </table:table-cell>
        </table:table-row>
        <table:table-row>
          <table:table-cell table:style-name="Tabella4.A1" office:value-type="string">
            <text:p text:style-name="P12">Pulsanti e Toccabili<text:span text:style-name="T5"/></text:p>
          </table:table-cell>
          <table:table-cell table:style-name="Tabella4.A1" office:value-type="string">
            <text:p text:style-name="P11">12<text:span text:style-name="T5"/></text:p>
          </table:table-cell>
          <table:table-cell table:style-name="Tabella4.A1" office:value-type="string">
            <text:p text:style-name="P11">16<text:span text:style-name="T5"/></text:p>
          </table:table-cell>
          <table:table-cell table:style-name="Tabella4.A1" office:value-type="string">
            <text:p text:style-name="P11">+33%<text:span text:style-name="T5"/></text:p>
          </table:table-cell>
        </table:table-row>
        <table:table-row>
          <table:table-cell table:style-name="Tabella4.A1" office:value-type="string">
            <text:p text:style-name="P12">Controlli Modulo (generico)<text:span text:style-name="T5"/></text:p>
          </table:table-cell>
          <table:table-cell table:style-name="Tabella4.A1" office:value-type="string">
            <text:p text:style-name="P11">18<text:span text:style-name="T5"/></text:p>
          </table:table-cell>
          <table:table-cell table:style-name="Tabella4.A1" office:value-type="string">
            <text:p text:style-name="P11">25<text:span text:style-name="T5"/></text:p>
          </table:table-cell>
          <table:table-cell table:style-name="Tabella4.A1" office:value-type="string">
            <text:p text:style-name="P11">+39%<text:span text:style-name="T5"/></text:p>
          </table:table-cell>
        </table:table-row>
        <table:table-row>
          <table:table-cell table:style-name="Tabella4.A1" office:value-type="string">
            <text:p text:style-name="P12">Gesti Personalizzati<text:span text:style-name="T5"/></text:p>
          </table:table-cell>
          <table:table-cell table:style-name="Tabella4.A1" office:value-type="string">
            <text:p text:style-name="P11">22<text:span text:style-name="T5"/></text:p>
          </table:table-cell>
          <table:table-cell table:style-name="Tabella4.A1" office:value-type="string">
            <text:p text:style-name="P11">28<text:span text:style-name="T5"/></text:p>
          </table:table-cell>
          <table:table-cell table:style-name="Tabella4.A1" office:value-type="string">
            <text:p text:style-name="P11">+27%<text:span text:style-name="T5"/></text:p>
          </table:table-cell>
        </table:table-row>
        <table:table-row>
          <table:table-cell table:style-name="Tabella4.A1" office:value-type="string">
            <text:p text:style-name="P12">Media (Alt Text)<text:span text:style-name="T5"/></text:p>
          </table:table-cell>
          <table:table-cell table:style-name="Tabella4.A1" office:value-type="string">
            <text:p text:style-name="P11">8<text:span text:style-name="T5"/></text:p>
          </table:table-cell>
          <table:table-cell table:style-name="Tabella4.A1" office:value-type="string">
            <text:p text:style-name="P11">12<text:span text:style-name="T5"/></text:p>
          </table:table-cell>
          <table:table-cell table:style-name="Tabella4.A1" office:value-type="string">
            <text:p text:style-name="P11">+50%<text:span text:style-name="T5"/></text:p>
          </table:table-cell>
        </table:table-row>
        <table:table-row>
          <table:table-cell table:style-name="Tabella4.A1" office:value-type="string">
            <text:p text:style-name="P12">Modal Dialoghi<text:span text:style-name="T5"/></text:p>
          </table:table-cell>
          <table:table-cell table:style-name="Tabella4.A1" office:value-type="string">
            <text:p text:style-name="P11">20<text:span text:style-name="T5"/></text:p>
          </table:table-cell>
          <table:table-cell table:style-name="Tabella4.A1" office:value-type="string">
            <text:p text:style-name="P11">30<text:span text:style-name="T5"/></text:p>
          </table:table-cell>
          <table:table-cell table:style-name="Tabella4.A1" office:value-type="string">
            <text:p text:style-name="P11">+50%<text:span text:style-name="T5"/></text:p>
          </table:table-cell>
        </table:table-row>
        <table:table-row>
          <table:table-cell table:style-name="Tabella4.A1" office:value-type="string">
            <text:p text:style-name="P12">Navigazione (Breadcrumb)<text:span text:style-name="T5"/></text:p>
          </table:table-cell>
          <table:table-cell table:style-name="Tabella4.A1" office:value-type="string">
            <text:p text:style-name="P11">42<text:span text:style-name="T5"/></text:p>
          </table:table-cell>
          <table:table-cell table:style-name="Tabella4.A1" office:value-type="string">
            <text:p text:style-name="P11">60<text:span text:style-name="T5"/></text:p>
          </table:table-cell>
          <table:table-cell table:style-name="Tabella4.A1" office:value-type="string">
            <text:p text:style-name="P11">+43%<text:span text:style-name="T5"/></text:p>
          </table:table-cell>
        </table:table-row>
      </table:table>
      <text:p text:style-name="P10">Tabella 5: Conformità WCAG 2.2 per Principio: React Native vs. Flutter</text:p>
      <table:table table:name="Tabella5" table:style-name="Tabella5">
        <table:table-column table:style-name="Tabella5.A"/>
        <table:table-column table:style-name="Tabella5.B"/>
        <table:table-column table:style-name="Tabella5.C"/>
        <table:table-column table:style-name="Tabella5.D"/>
        <table:table-header-rows>
          <table:table-row>
            <table:table-cell table:style-name="Tabella5.A1" office:value-type="string">
              <text:p text:style-name="P11">Principio WCAG<text:span text:style-name="T5"/></text:p>
            </table:table-cell>
            <table:table-cell table:style-name="Tabella5.A1" office:value-type="string">
              <text:p text:style-name="P11">Conformità React Native (%)<text:span text:style-name="T5"/></text:p>
            </table:table-cell>
            <table:table-cell table:style-name="Tabella5.A1" office:value-type="string">
              <text:p text:style-name="P11">Conformità Flutter (%)<text:span text:style-name="T5"/></text:p>
            </table:table-cell>
            <table:table-cell table:style-name="Tabella5.A1" office:value-type="string">
              <text:p text:style-name="P11">Osservazione Chiave<text:span text:style-name="T5"/></text:p>
            </table:table-cell>
          </table:table-row>
        </table:table-header-rows>
        <table:table-row>
          <table:table-cell table:style-name="Tabella5.A1" office:value-type="string">
            <text:p text:style-name="P12">Percepibile<text:span text:style-name="T5"/></text:p>
          </table:table-cell>
          <table:table-cell table:style-name="Tabella5.A1" office:value-type="string">
            <text:p text:style-name="P11">92%<text:span text:style-name="T5"/></text:p>
          </table:table-cell>
          <table:table-cell table:style-name="Tabella5.A1" office:value-type="string">
            <text:p text:style-name="P11">85%<text:span text:style-name="T5"/></text:p>
          </table:table-cell>
          <table:table-cell table:style-name="Tabella5.A1" office:value-type="string">
            <text:p text:style-name="P11">RN superiore, forse per legami con paradigmi web.<text:span text:style-name="T5"/></text:p>
          </table:table-cell>
        </table:table-row>
        <table:table-row>
          <table:table-cell table:style-name="Tabella5.A1" office:value-type="string">
            <text:p text:style-name="P12">Utilizzabile<text:span text:style-name="T5"/></text:p>
          </table:table-cell>
          <table:table-cell table:style-name="Tabella5.A1" office:value-type="string">
            <text:p text:style-name="P11">100%<text:span text:style-name="T5"/></text:p>
          </table:table-cell>
          <table:table-cell table:style-name="Tabella5.A1" office:value-type="string">
            <text:p text:style-name="P11">88%<text:span text:style-name="T5"/></text:p>
          </table:table-cell>
          <table:table-cell table:style-name="Tabella5.A1" office:value-type="string">
            <text:p text:style-name="P11">RN superiore, specialmente per <text:soft-page-break/>gesti e coerenza.<text:span text:style-name="T5"/></text:p>
          </table:table-cell>
        </table:table-row>
        <table:table-row>
          <table:table-cell table:style-name="Tabella5.A1" office:value-type="string">
            <text:p text:style-name="P12">Comprensibile<text:span text:style-name="T5"/></text:p>
          </table:table-cell>
          <table:table-cell table:style-name="Tabella5.A1" office:value-type="string">
            <text:p text:style-name="P11">80%<text:span text:style-name="T5"/></text:p>
          </table:table-cell>
          <table:table-cell table:style-name="Tabella5.A1" office:value-type="string">
            <text:p text:style-name="P11">80%<text:span text:style-name="T5"/></text:p>
          </table:table-cell>
          <table:table-cell table:style-name="Tabella5.A1" office:value-type="string">
            <text:p text:style-name="P11">Conformità identica.<text:span text:style-name="T5"/></text:p>
          </table:table-cell>
        </table:table-row>
        <table:table-row>
          <table:table-cell table:style-name="Tabella5.A1" office:value-type="string">
            <text:p text:style-name="P12">Robusto<text:span text:style-name="T5"/></text:p>
          </table:table-cell>
          <table:table-cell table:style-name="Tabella5.A1" office:value-type="string">
            <text:p text:style-name="P11">100%<text:span text:style-name="T5"/></text:p>
          </table:table-cell>
          <table:table-cell table:style-name="Tabella5.A1" office:value-type="string">
            <text:p text:style-name="P11">100%<text:span text:style-name="T5"/></text:p>
          </table:table-cell>
          <table:table-cell table:style-name="Tabella5.A1" office:value-type="string">
            <text:p text:style-name="P11">Conformità identica.<text:span text:style-name="T5"/></text:p>
          </table:table-cell>
        </table:table-row>
      </table:table>
      <text:p text:style-name="P10">Tabella 6: Confronto del Punteggio di Supporto dello Screen Reader (SRSS): React Native vs. Flutter</text:p>
      <table:table table:name="Tabella6" table:style-name="Tabella6">
        <table:table-column table:style-name="Tabella6.A"/>
        <table:table-column table:style-name="Tabella6.B"/>
        <table:table-column table:style-name="Tabella6.C"/>
        <table:table-column table:style-name="Tabella6.D"/>
        <table:table-header-rows>
          <table:table-row>
            <table:table-cell table:style-name="Tabella6.A1" office:value-type="string">
              <text:p text:style-name="P11">Piattaforma<text:span text:style-name="T5"/></text:p>
            </table:table-cell>
            <table:table-cell table:style-name="Tabella6.A1" office:value-type="string">
              <text:p text:style-name="P11">Punteggio Medio React Native<text:span text:style-name="T5"/></text:p>
            </table:table-cell>
            <table:table-cell table:style-name="Tabella6.A1" office:value-type="string">
              <text:p text:style-name="P11">Punteggio Medio Flutter<text:span text:style-name="T5"/></text:p>
            </table:table-cell>
            <table:table-cell table:style-name="Tabella6.A1" office:value-type="string">
              <text:p text:style-name="P11">Varianza Piattaforma<text:span text:style-name="T5"/></text:p>
            </table:table-cell>
          </table:table-row>
        </table:table-header-rows>
        <table:table-row>
          <table:table-cell table:style-name="Tabella6.A1" office:value-type="string">
            <text:p text:style-name="P12">iOS VoiceOver<text:span text:style-name="T5"/></text:p>
          </table:table-cell>
          <table:table-cell table:style-name="Tabella6.A1" office:value-type="string">
            <text:p text:style-name="P11">4.3<text:span text:style-name="T5"/></text:p>
          </table:table-cell>
          <table:table-cell table:style-name="Tabella6.A1" office:value-type="string">
            <text:p text:style-name="P11">4.1<text:span text:style-name="T5"/></text:p>
          </table:table-cell>
          <table:table-cell table:style-name="Tabella6.A1" office:value-type="string">
            <text:p text:style-name="P11">0.2<text:span text:style-name="T5"/></text:p>
          </table:table-cell>
        </table:table-row>
        <table:table-row>
          <table:table-cell table:style-name="Tabella6.A1" office:value-type="string">
            <text:p text:style-name="P12">Android TalkBack<text:span text:style-name="T5"/></text:p>
          </table:table-cell>
          <table:table-cell table:style-name="Tabella6.A1" office:value-type="string">
            <text:p text:style-name="P11">4.1<text:span text:style-name="T5"/></text:p>
          </table:table-cell>
          <table:table-cell table:style-name="Tabella6.A1" office:value-type="string">
            <text:p text:style-name="P11">3.5<text:span text:style-name="T5"/></text:p>
          </table:table-cell>
          <table:table-cell table:style-name="Tabella6.A1" office:value-type="string">
            <text:p text:style-name="P11">0.6<text:span text:style-name="T5"/></text:p>
          </table:table-cell>
        </table:table-row>
        <table:table-row>
          <table:table-cell table:style-name="Tabella6.A1" office:value-type="string">
            <text:p text:style-name="P12">Media Applicazione<text:span text:style-name="T5"/></text:p>
          </table:table-cell>
          <table:table-cell table:style-name="Tabella6.A1" office:value-type="string">
            <text:p text:style-name="P11">4.2<text:span text:style-name="T5"/></text:p>
          </table:table-cell>
          <table:table-cell table:style-name="Tabella6.A1" office:value-type="string">
            <text:p text:style-name="P11">3.8<text:span text:style-name="T5"/></text:p>
          </table:table-cell>
          <table:table-cell table:style-name="Tabella6.A1" office:value-type="string">
            <text:p text:style-name="P11">0.4<text:span text:style-name="T5"/></text:p>
          </table:table-cell>
        </table:table-row>
      </table:table>
      <text:h text:style-name="P3" text:outline-level="3">6.3 Pattern di Implementazione a Livello di Componente</text:h>
      <text:p text:style-name="P4">Questa sezione approfondisce le differenze a livello di codice, illustrando gli impatti architetturali discussi in precedenza con esempi concreti.</text:p>
      <text:h text:style-name="P19" text:outline-level="4">Pattern Basati sulle Proprietà vs. Basati sui Widget</text:h>
      <text:p text:style-name="P20"><text:span text:style-name="T3">React Native applica l'accessibilità direttamente tramite proprietà (</text:span><text:span text:style-name="Source_20_Text"><text:span text:style-name="T3">accessibilityLabel</text:span></text:span><text:span text:style-name="T3">, </text:span><text:span text:style-name="Source_20_Text"><text:span text:style-name="T3">accessibilityRole</text:span></text:span><text:span text:style-name="T3">), portando a un codice conciso.</text:span><text:span text:style-name="T4">1</text:span><text:span text:style-name="T3"> Flutter, invece, richiede l'avvolgimento dei widget all'interno di widget </text:span></text:p>
      <text:p text:style-name="P20"><text:span text:style-name="Source_20_Text"><text:span text:style-name="T3">Semantics</text:span></text:span><text:span text:style-name="T3">, aumentando la profondità di annidamento e la verbosità del codice.</text:span><text:span text:style-name="T4">1</text:span><text:span text:style-name="T3"> La scelta tra questi pattern influisce non solo sul volume del codice, ma anche sulla leggibilità e manutenibilità del codice, con l'approccio compositivo di Flutter che può portare a un albero dei widget più profondo e complesso per l'accessibilità. Questo impatto strutturale può influenzare la facilità con cui gli sviluppatori possono ragionare sull'interfaccia utente, eseguire il debug dei problemi di accessibilità e refactorizzare il codice nel tempo.</text:span></text:p>
      <text:h text:style-name="P19" text:outline-level="4">Comunicazione dello Stato, Ordine di Navigazione, Annunci di Contenuto Dinamico, Nascondere Elementi</text:h>
      <text:list text:style-name="L9">
        <text:list-item>
          <text:p text:style-name="P21"><text:span text:style-name="T8">Comunicazione dello Stato:</text:span><text:span text:style-name="T3"> React Native utilizza </text:span><text:span text:style-name="Source_20_Text"><text:span text:style-name="T3">accessibilityState</text:span></text:span><text:span text:style-name="T3"> per una comunicazione unificata dello stato (es. </text:span><text:span text:style-name="Source_20_Text"><text:span text:style-name="T3">checked</text:span></text:span><text:span text:style-name="T3">, </text:span><text:span text:style-name="Source_20_Text"><text:span text:style-name="T3">disabled</text:span></text:span><text:span text:style-name="T3">, </text:span><text:span text:style-name="Source_20_Text"><text:span text:style-name="T3">selected</text:span></text:span><text:span text:style-name="T3">). Flutter si affida a proprietà semantiche specifiche, spesso richiedendo un ulteriore wrapping </text:span><text:span text:style-name="Source_20_Text"><text:span text:style-name="T3">Semantics</text:span></text:span><text:span text:style-name="T3"> per l'annuncio esplicito dello stato.</text:span><text:span text:style-name="T4">1</text:span></text:p>
        </text:list-item>
        <text:list-item>
          <text:p text:style-name="P21"><text:span text:style-name="T8">Ordine di Navigazione e Gestione del Focus:</text:span><text:span text:style-name="T3"> React Native si basa principalmente sull'ordine DOM naturale, integrato da proprietà opzionali. Flutter offre un controllo più granulare tramite valori </text:span><text:span text:style-name="Source_20_Text"><text:span text:style-name="T3">sortKey</text:span></text:span><text:span text:style-name="T3"> espliciti, che possono sovrascrivere l'ordine naturale dei widget.</text:span><text:span text:style-name="T4">1</text:span></text:p>
        </text:list-item>
        <text:list-item>
          <text:p text:style-name="P21"><text:soft-page-break/><text:span text:style-name="T8">Annunci di Contenuto Dinamico:</text:span><text:span text:style-name="T3"> React Native utilizza </text:span><text:span text:style-name="Source_20_Text"><text:span text:style-name="T3">AccessibilityInfo.announceForAccessibility</text:span></text:span><text:span text:style-name="T3"> e </text:span><text:span text:style-name="Source_20_Text"><text:span text:style-name="T3">accessibilityLiveRegion</text:span></text:span><text:span text:style-name="T3">. Flutter utilizza </text:span><text:span text:style-name="Source_20_Text"><text:span text:style-name="T3">SemanticsService.announce</text:span></text:span><text:span text:style-name="T3"> e la proprietà </text:span><text:span text:style-name="Source_20_Text"><text:span text:style-name="T3">liveRegion</text:span></text:span><text:span text:style-name="T3">.</text:span><text:span text:style-name="T4">1</text:span></text:p>
        </text:list-item>
        <text:list-item>
          <text:p text:style-name="P21"><text:span text:style-name="T8">Nascondere Elementi:</text:span><text:span text:style-name="T3"> React Native utilizza </text:span><text:span text:style-name="Source_20_Text"><text:span text:style-name="T3">accessibilityElementsHidden</text:span></text:span><text:span text:style-name="T3"> o </text:span><text:span text:style-name="Source_20_Text"><text:span text:style-name="T3">importantForAccessibility</text:span></text:span><text:span text:style-name="T3">. Flutter utilizza </text:span><text:span text:style-name="Source_20_Text"><text:span text:style-name="T3">excludeSemantics</text:span></text:span><text:span text:style-name="T3"> sul widget </text:span><text:span text:style-name="Source_20_Text"><text:span text:style-name="T3">Semantics</text:span></text:span><text:span text:style-name="T3">.</text:span><text:span text:style-name="T4">1</text:span></text:p>
        </text:list-item>
      </text:list>
      <text:p text:style-name="P4">Sebbene entrambi i framework offrano meccanismi per questi pattern di accessibilità critici, il controllo più esplicito di Flutter spesso richiede una maggiore diligenza da parte dello sviluppatore nella gestione degli alberi semantici. Al contrario, la natura implicita di React Native può talvolta semplificare i casi di base ma oscurare comportamenti complessi. Ciò implica che gli sviluppatori devono essere estremamente consapevoli dei comportamenti predefiniti del framework e di quando sovrascriverli, poiché una gestione errata di questi pattern può compromettere gravemente l'usabilità dello screen reader.</text:p>
      <text:h text:style-name="P19" text:outline-level="4">Elementi Interattivi Accessibili (Pulsanti, Moduli, Gesti Personalizzati)</text:h>
      <text:list text:style-name="L10">
        <text:list-item>
          <text:p text:style-name="P22"><text:span text:style-name="T8">Pulsanti e Toccabili:</text:span><text:span text:style-name="T3"> React Native utilizza </text:span><text:span text:style-name="Source_20_Text"><text:span text:style-name="T3">TouchableOpacity</text:span></text:span><text:span text:style-name="T3"> con proprietà. Flutter utilizza </text:span><text:span text:style-name="Source_20_Text"><text:span text:style-name="T3">ElevatedButton</text:span></text:span><text:span text:style-name="T3"> e spesso richiede wrapper </text:span><text:span text:style-name="Source_20_Text"><text:span text:style-name="T3">Semantics</text:span></text:span><text:span text:style-name="T3"> per casi complessi.</text:span><text:span text:style-name="T4">1</text:span></text:p>
        </text:list-item>
        <text:list-item>
          <text:p text:style-name="P22"><text:span text:style-name="T8">Controlli Modulo:</text:span><text:span text:style-name="T3"> React Native utilizza pattern basati su proprietà con gestione degli errori integrata (es. </text:span><text:span text:style-name="Source_20_Text"><text:span text:style-name="T3">accessibilityRole="alert"</text:span></text:span><text:span text:style-name="T3"> per i messaggi di errore). Flutter utilizza proprietà integrate e wrapper semantici, e widget integrati per i controlli di selezione.</text:span><text:span text:style-name="T4">1</text:span><text:span text:style-name="T3"> La tesi di Budai fornisce esempi specifici di Flutter per </text:span></text:p>
          <text:p text:style-name="P22"><text:span text:style-name="Source_20_Text"><text:span text:style-name="T3">TextFormField</text:span></text:span><text:span text:style-name="T3">, </text:span><text:span text:style-name="Source_20_Text"><text:span text:style-name="T3">DropdownButtonFormField</text:span></text:span><text:span text:style-name="T3">, </text:span><text:span text:style-name="Source_20_Text"><text:span text:style-name="T3">SwitchListTile</text:span></text:span><text:span text:style-name="T3">, </text:span><text:span text:style-name="Source_20_Text"><text:span text:style-name="T3">RadioListTile</text:span></text:span><text:span text:style-name="T3">, </text:span><text:span text:style-name="Source_20_Text"><text:span text:style-name="T3">CheckBoxTile</text:span></text:span><text:span text:style-name="T3">.</text:span><text:span text:style-name="T4">1</text:span></text:p>
        </text:list-item>
        <text:list-item>
          <text:p text:style-name="P22"><text:span text:style-name="T8">Gestori di Gesti Personalizzati:</text:span><text:span text:style-name="T3"> Questi presentano sfide significative. React Native utilizza </text:span><text:span text:style-name="Source_20_Text"><text:span text:style-name="T3">accessibilityRole</text:span></text:span><text:span text:style-name="T3">, </text:span><text:span text:style-name="Source_20_Text"><text:span text:style-name="T3">accessibilityLabel</text:span></text:span><text:span text:style-name="T3"> e </text:span><text:span text:style-name="Source_20_Text"><text:span text:style-name="T3">accessibilityActions</text:span></text:span><text:span text:style-name="T3"> per mappare i gesti a pattern di interazione standard. Flutter richiede </text:span><text:span text:style-name="Source_20_Text"><text:span text:style-name="T3">Semantics</text:span></text:span><text:span text:style-name="T3"> con azioni personalizzate.</text:span><text:span text:style-name="T4">1</text:span></text:p>
        </text:list-item>
      </text:list>
      <text:p text:style-name="P4">L'implementazione di elementi interattivi complessi e gesti personalizzati spesso rivela i limiti dell'accessibilità predefinita del framework, richiedendo un intervento manuale significativo indipendentemente dal framework. Questo evidenzia un divario persistente nel supporto "out-of-the-box" per i pattern UI avanzati. Ciò suggerisce che i progettisti dei framework hanno dato priorità ai componenti più semplici e comuni per l'accessibilità predefinita, lasciando le interazioni complesse o personalizzate in gran parte all'implementazione manuale. Pertanto, gli sviluppatori che costruiscono interfacce utente altamente interattive o personalizzate devono prevedere un overhead di accessibilità più elevato e investire più a fondo nella comprensione delle API di accessibilità specifiche del framework per questi elementi.</text:p>
      <text:h text:style-name="P19" text:outline-level="4">Tecniche di Ottimizzazione Specifiche del Framework</text:h>
      <text:list text:style-name="L11">
        <text:list-item>
          <text:p text:style-name="P23"><text:span text:style-name="T2">Ottimizzazione React Native:</text:span> Composizione delle proprietà (riutilizzo delle proprietà di accessibilità), astrazione dei componenti (creazione di componenti accessibili riutilizzabili) e accessibilità basata sul contesto (gestione dello stato di accessibilità a livello globale).<text:span text:style-name="T1">1</text:span></text:p>
        </text:list-item>
        <text:list-item>
          <text:p text:style-name="P24"><text:soft-page-break/><text:span text:style-name="T8">Ottimizzazione Flutter:</text:span><text:span text:style-name="T3"> Widget semantici personalizzati (incapsulamento di pattern semantici comuni), </text:span><text:span text:style-name="Source_20_Text"><text:span text:style-name="T3">SemanticsService</text:span></text:span><text:span text:style-name="T3"> per gli annunci e semantica basata su temi (integrazione con il sistema di temi di Flutter).</text:span><text:span text:style-name="T4">1</text:span></text:p>
        </text:list-item>
      </text:list>
      <text:p text:style-name="P4">Sebbene entrambi i framework offrano tecniche di ottimizzazione, l'approccio di React Native si concentra spesso sulla riduzione del boilerplate tramite la composizione, mentre quello di Flutter enfatizza l'incapsulamento e la gestione esplicita dell'albero semantico, riflettendo le loro filosofie architetturali di base. Ciò significa che un'ottimizzazione efficace dell'accessibilità richiede agli sviluppatori di comprendere e sfruttare a fondo i punti di forza architetturali specifici del framework scelto, piuttosto che applicare best practice generiche.</text:p>
      <text:h text:style-name="P2" text:outline-level="2">7. Discussione e Implicazioni</text:h>
      <text:h text:style-name="P3" text:outline-level="3">Rispondere alle Domande di Ricerca: Sintesi dei Risultati per RQ1, RQ2 e RQ3</text:h>
      <text:p text:style-name="P4">I risultati della presente ricerca forniscono risposte chiare e basate sull'evidenza alle domande di ricerca poste:</text:p>
      <text:list text:style-name="L12">
        <text:list-item>
          <text:p text:style-name="P25"><text:span text:style-name="T2">RQ1 (Accessibilità Predefinita):</text:span> Né React Native né Flutter offrono un'accessibilità completa per impostazione predefinita. React Native ha raggiunto un Punteggio di Accessibilità dei Componenti (CAS) del 38%, mentre Flutter ha ottenuto il 32%.<text:span text:style-name="T1">1</text:span> Questo stabilisce in modo definitivo che è richiesto un intervento esplicito dello sviluppatore indipendentemente dal framework scelto.</text:p>
        </text:list-item>
        <text:list-item>
          <text:p text:style-name="P25"><text:span text:style-name="T2">RQ2 (Fattibilità dell'Implementazione):</text:span> Entrambi i framework forniscono capacità tecniche complete per implementare componenti accessibili, coprendo tutte le proprietà essenziali WCAG 2.2 AA.<text:span text:style-name="T1">1</text:span> La fattibilità dell'implementazione dipende più dalla familiarità dello sviluppatore e dall'esperienza del team che da limitazioni intrinseche del framework.<text:span text:style-name="T1">1</text:span> Il modello basato sulle proprietà di React Native si allinea strettamente con i pattern di accessibilità web, mentre il modello basato sui widget di Flutter richiede una comprensione più approfondita del suo concetto di albero semantico.<text:span text:style-name="T1">1</text:span></text:p>
        </text:list-item>
        <text:list-item>
          <text:p text:style-name="P25"><text:span text:style-name="T2">RQ3 (Overhead di Sviluppo):</text:span> L'analisi quantitativa rivela che le implementazioni React Native hanno richiesto, in media, il 45% in meno di codice rispetto alle implementazioni Flutter equivalenti. Le implementazioni Flutter hanno mostrato costantemente fattori di complessità (CIF) più elevati e tempi di Stima del Tempo di Sviluppo (DTE) approssimativamente il 35% più lunghi.<text:span text:style-name="T1">1</text:span> Questa differenza è più significativa in aree come le dichiarazioni del linguaggio del testo (200% in più di codice in Flutter).<text:span text:style-name="T1">1</text:span></text:p>
        </text:list-item>
      </text:list>
      <text:p text:style-name="P4">Il modello coerente di minor overhead in React Native per risultati di accessibilità equivalenti, nonostante la fattibilità tecnica di entrambi i framework, suggerisce un significativo vantaggio in termini di efficienza che potrebbe influenzare l'adozione del framework per progetti attenti all'accessibilità. Questo fornisce prove convincenti per i project manager e gli sviluppatori che devono scegliere un framework, quando l'efficienza dell'accessibilità è una considerazione chiave.</text:p>
      <text:h text:style-name="P3" text:outline-level="3"><text:soft-page-break/>Linee Guida Pratiche per la Selezione del Framework: Raccomandazioni Basate sull'Evidenza per gli Sviluppatori</text:h>
      <text:p text:style-name="P4">La selezione del framework per l'accessibilità è un problema di ottimizzazione multi-criterio, dove la scelta "migliore" dipende dai vincoli e dalle priorità uniche di un progetto, piuttosto che da un singolo framework superiore.</text:p>
      <text:list text:style-name="L13">
        <text:list-item>
          <text:p text:style-name="P26"><text:span text:style-name="T2">Competenza del Team:</text:span> I team con esperienza nell'accessibilità web possono trovare il modello basato sulle proprietà di React Native più intuitivo ed efficiente (tempi di implementazione del 40% più veloci secondo le metriche DTE).<text:span text:style-name="T1">1</text:span></text:p>
        </text:list-item>
        <text:list-item>
          <text:p text:style-name="P26"><text:span text:style-name="T2">Complessità del Progetto:</text:span> Per interfacce utente personalizzate altamente complesse che richiedono un controllo semantico granulare, il modello semantico esplicito di Flutter potrebbe offrire vantaggi, nonostante un overhead iniziale più elevato.<text:span text:style-name="T1">1</text:span></text:p>
        </text:list-item>
        <text:list-item>
          <text:p text:style-name="P26"><text:span text:style-name="T2">Considerazioni sulla Piattaforma:</text:span> React Native ha dimostrato un comportamento cross-platform più coerente per le funzionalità di accessibilità nei test SRSS (media 4.2/5 contro 3.8/5 di Flutter), suggerendo meno adattamenti specifici della piattaforma.<text:span text:style-name="T1">1</text:span></text:p>
        </text:list-item>
        <text:list-item>
          <text:p text:style-name="P26"><text:span text:style-name="T2">Tempistiche di Sviluppo:</text:span> I progetti con tempistiche strette possono beneficiare del minor overhead di implementazione dell'accessibilità di React Native (riduzione media del 45% nel volume del codice).<text:span text:style-name="T1">1</text:span></text:p>
        </text:list-item>
        <text:list-item>
          <text:p text:style-name="P26"><text:span text:style-name="T2">Requisiti di Manutenzione:</text:span> La struttura semantica esplicita di Flutter potrebbe offrire vantaggi per la manutenzione a lungo termine e la scalabilità del team, riducendo potenzialmente i problemi di regressione dell'accessibilità del 35% in ambienti multi-sviluppatore.<text:span text:style-name="T1">1</text:span></text:p>
        </text:list-item>
      </text:list>
      <text:p text:style-name="P10">Tabella 7: Matrice Decisionale per la Selezione del Framework per Applicazioni Mobili Accessibili</text:p>
      <table:table table:name="Tabella7" table:style-name="Tabella7">
        <table:table-column table:style-name="Tabella7.A"/>
        <table:table-column table:style-name="Tabella7.B"/>
        <table:table-column table:style-name="Tabella7.C"/>
        <table:table-column table:style-name="Tabella7.D"/>
        <table:table-header-rows>
          <table:table-row>
            <table:table-cell table:style-name="Tabella7.A1" office:value-type="string">
              <text:p text:style-name="P11">Preoccupazione Principale<text:span text:style-name="T5"/></text:p>
            </table:table-cell>
            <table:table-cell table:style-name="Tabella7.A1" office:value-type="string">
              <text:p text:style-name="P11">Idoneità React Native (✓/✗)<text:span text:style-name="T5"/></text:p>
            </table:table-cell>
            <table:table-cell table:style-name="Tabella7.A1" office:value-type="string">
              <text:p text:style-name="P11">Idoneità Flutter (✓/✗)<text:span text:style-name="T5"/></text:p>
            </table:table-cell>
            <table:table-cell table:style-name="Tabella7.A1" office:value-type="string">
              <text:p text:style-name="P11">Considerazioni Chiave/Spiegazione<text:span text:style-name="T5"/></text:p>
            </table:table-cell>
          </table:table-row>
        </table:table-header-rows>
        <table:table-row>
          <table:table-cell table:style-name="Tabella7.A1" office:value-type="string">
            <text:p text:style-name="P12">Velocità di Implementazione<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React Native offre un overhead di codice inferiore del 45%.<text:span text:style-name="T5"/></text:p>
          </table:table-cell>
        </table:table-row>
        <table:table-row>
          <table:table-cell table:style-name="Tabella7.A1" office:value-type="string">
            <text:p text:style-name="P12">Background Sviluppo Web<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Il modello di proprietà di React Native assomiglia ad ARIA.<text:span text:style-name="T5"/></text:p>
          </table:table-cell>
        </table:table-row>
        <table:table-row>
          <table:table-cell table:style-name="Tabella7.A1" office:value-type="string">
            <text:p text:style-name="P12">UI Personalizzata Complessa<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Flutter offre un controllo semantico più granulare.<text:span text:style-name="T5"/></text:p>
          </table:table-cell>
        </table:table-row>
        <table:table-row>
          <table:table-cell table:style-name="Tabella7.A1" office:value-type="string">
            <text:p text:style-name="P12">Team di Sviluppo Grande<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La semantica esplicita di Flutter migliora la chiarezza.<text:span text:style-name="T5"/></text:p>
          </table:table-cell>
        </table:table-row>
        <table:table-row>
          <table:table-cell table:style-name="Tabella7.A1" office:value-type="string">
            <text:p text:style-name="P12">Coerenza Cross-Platform<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React Native ha mostrato un migliore supporto TalkBack.<text:span text:style-name="T5"/></text:p>
          </table:table-cell>
        </table:table-row>
        <text:soft-page-break/>
        <table:table-row>
          <table:table-cell table:style-name="Tabella7.A1" office:value-type="string">
            <text:p text:style-name="P12">Manutenzione a Lungo Termine<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L'albero semantico di Flutter migliora la manutenibilità.<text:span text:style-name="T5"/></text:p>
          </table:table-cell>
        </table:table-row>
        <table:table-row>
          <table:table-cell table:style-name="Tabella7.A1" office:value-type="string">
            <text:p text:style-name="P12">Applicazioni Ricche di Moduli<text:span text:style-name="T5"/></text:p>
          </table:table-cell>
          <table:table-cell table:style-name="Tabella7.A1" office:value-type="string">
            <text:p text:style-name="P27">✓<text:span text:style-name="T5"/></text:p>
          </table:table-cell>
          <table:table-cell table:style-name="Tabella7.A1" office:value-type="string">
            <text:p text:style-name="P27">✓<text:span text:style-name="T5"/></text:p>
          </table:table-cell>
          <table:table-cell table:style-name="Tabella7.A1" office:value-type="string">
            <text:p text:style-name="P11">Entrambi i framework offrono una forte accessibilità dei moduli.<text:span text:style-name="T5"/></text:p>
          </table:table-cell>
        </table:table-row>
      </table:table>
      <text:h text:style-name="P3" text:outline-level="3">Implicazioni per gli Sviluppatori Mobili: Approcci di Ottimizzazione Specifici del Framework, Priorità di Implementazione Basate sull'Evidenza, Implicazioni Organizzative</text:h>
      <text:p text:style-name="P4">L'integrazione efficace dell'accessibilità richiede un approccio olistico che si estenda oltre la codifica tecnica, includendo la pianificazione strategica del progetto, l'allocazione delle risorse e la formazione del team, il tutto informato da dati empirici sui compromessi specifici del framework.</text:p>
      <text:list text:style-name="L14">
        <text:list-item>
          <text:p text:style-name="P28">Approcci di Ottimizzazione Specifici del Framework:</text:p>
          <text:list>
            <text:list-item>
              <text:p text:style-name="P29"><text:span text:style-name="T2">React Native:</text:span> Sfruttare la composizione delle proprietà e l'astrazione dei componenti (ad esempio, componenti di ordine superiore) per ridurre la duplicazione e l'overhead.<text:span text:style-name="T1">1</text:span></text:p>
            </text:list-item>
            <text:list-item>
              <text:p text:style-name="P30"><text:span text:style-name="T8">Flutter:</text:span><text:span text:style-name="T3"> Utilizzare widget semantici personalizzati per incapsulare pattern comuni e </text:span><text:span text:style-name="Source_20_Text"><text:span text:style-name="T3">SemanticsService</text:span></text:span><text:span text:style-name="T3"> per annunci dinamici.</text:span><text:span text:style-name="T4">1</text:span></text:p>
            </text:list-item>
          </text:list>
        </text:list-item>
        <text:list-item>
          <text:p text:style-name="P28">Priorità di Implementazione Basate sull'Evidenza:</text:p>
          <text:list>
            <text:list-item>
              <text:p text:style-name="P29">Dare priorità all'implementazione esplicita dell'accessibilità per tutti gli elementi interattivi, poiché nessuno dei due framework fornisce un supporto predefinito completo.<text:span text:style-name="T1">1</text:span></text:p>
            </text:list-item>
            <text:list-item>
              <text:p text:style-name="P29">Essere consapevoli delle aree ad alto overhead come le dichiarazioni del linguaggio del testo in Flutter (200% in più di codice) e pianificare di conseguenza.<text:span text:style-name="T1">1</text:span></text:p>
            </text:list-item>
            <text:list-item>
              <text:p text:style-name="P29">Assegnare uno sforzo significativo ai componenti di navigazione in entrambi i framework, poiché richiedono costantemente un'implementazione sostanziale.<text:span text:style-name="T1">1</text:span></text:p>
            </text:list-item>
          </text:list>
        </text:list-item>
        <text:list-item>
          <text:p text:style-name="P28">Implicazioni Organizzative:</text:p>
          <text:list>
            <text:list-item>
              <text:p text:style-name="P29">Regolare le tempistiche del progetto in base all'overhead di accessibilità del framework scelto (ad esempio, la riduzione del 45% di React Native).<text:span text:style-name="T1">1</text:span></text:p>
            </text:list-item>
            <text:list-item>
              <text:p text:style-name="P29">Considerare la composizione del team: i team con esperienza nell'accessibilità web potrebbero essere più produttivi con React Native.<text:span text:style-name="T1">1</text:span></text:p>
            </text:list-item>
            <text:list-item>
              <text:p text:style-name="P29">Valutare il debito tecnico: il costo iniziale più elevato di Flutter potrebbe essere compensato dai benefici di manutenibilità a lungo termine in applicazioni complesse.<text:span text:style-name="T1">1</text:span></text:p>
            </text:list-item>
          </text:list>
        </text:list-item>
      </text:list>
      <text:h text:style-name="P2" text:outline-level="2"><text:soft-page-break/>8. Conclusione e Lavori Futuri</text:h>
      <text:h text:style-name="P3" text:outline-level="3">Sintesi dei Risultati Chiave e dei Contributi</text:h>
      <text:p text:style-name="P4">La presente ricerca stabilisce un robusto framework comparativo per l'analisi dell'implementazione dell'accessibilità tra i framework di sviluppo mobile. Attraverso una valutazione sistematica che utilizza metriche formali, sono state quantificate differenze significative tra React Native e Flutter che influiscono sia sull'esperienza dello sviluppatore che sull'accessibilità dell'applicazione.</text:p>
      <text:p text:style-name="P4">Le prove empiriche presentate in questa tesi rispondono alle tre domande di ricerca con elevata affidabilità:</text:p>
      <text:list text:style-name="L15">
        <text:list-item>
          <text:p text:style-name="P31"><text:span text:style-name="T2">RQ1 (Accessibilità Predefinita):</text:span> Nessuno dei due framework fornisce un'accessibilità completa per impostazione predefinita, con React Native che raggiunge il 38% e Flutter il 32% sulla metrica del Punteggio di Accessibilità dei Componenti (CAS).<text:span text:style-name="T1">1</text:span> Questo risultato stabilisce in modo definitivo che è richiesto un intervento esplicito dello sviluppatore indipendentemente dal framework scelto.</text:p>
        </text:list-item>
        <text:list-item>
          <text:p text:style-name="P31"><text:span text:style-name="T2">RQ2 (Fattibilità dell'Implementazione):</text:span> Entrambi i framework possono raggiungere il 100% di conformità WCAG attraverso diversi approcci architetturali. Il modello basato sulle proprietà di React Native ha raggiunto il 92% di conformità WCAG sul principio Percepibile rispetto all'85% di Flutter <text:span text:style-name="T1">1</text:span>, dimostrando un allineamento leggermente migliore con gli standard di accessibilità.</text:p>
        </text:list-item>
        <text:list-item>
          <text:p text:style-name="P31"><text:span text:style-name="T2">RQ3 (Overhead di Sviluppo):</text:span> React Native richiede oggettivamente meno codice (riduzione media del 45%) per implementazioni di accessibilità equivalenti. Questo risultato è coerente in tutte le categorie di componenti testate, con la differenza più significativa osservata nelle dichiarazioni del linguaggio del testo (200% in più di codice in Flutter).<text:span text:style-name="T1">1</text:span></text:p>
        </text:list-item>
      </text:list>
      <text:p text:style-name="P4">La coerenza di questi risultati tra più componenti e metriche stabilisce un modello chiaro: React Native offre un overhead di implementazione inferiore per le funzionalità di accessibilità attraverso il suo modello basato sulle proprietà, mentre l'approccio basato sui widget di Flutter introduce una complessità aggiuntiva ma fornisce un controllo semantico più esplicito.</text:p>
      <text:p text:style-name="P4">I principali contributi di questa ricerca includono il nuovo framework di valutazione quantitativa (CAS, IMO, CIF, SRSS, WCR, DTE), AccessibleHub come strumento a duplice scopo, l'analisi comparativa basata sull'evidenza e le linee guida pratiche/pattern di ottimizzazione.<text:span text:style-name="T1">1</text:span></text:p>
      <text:h text:style-name="P3" text:outline-level="3">Limitazioni della Ricerca Attuale</text:h>
      <text:p text:style-name="P4">Sebbene questa ricerca fornisca preziose informazioni sull'implementazione dell'accessibilità tra i framework, è fondamentale riconoscere diverse limitazioni per contestualizzare correttamente i risultati:</text:p>
      <text:list text:style-name="L16">
        <text:list-item>
          <text:p text:style-name="P32">Limitazioni Metodologiche:</text:p>
          <text:list>
            <text:list-item>
              <text:p text:style-name="P33"><text:soft-page-break/><text:span text:style-name="T2">Selezione dei Componenti:</text:span> L'analisi si è concentrata su un set selezionato e rappresentativo di componenti, che potrebbe non coprire tutti i possibili elementi dell'interfaccia utente o i modelli di interazione complessi.<text:span text:style-name="T1">1</text:span></text:p>
            </text:list-item>
            <text:list-item>
              <text:p text:style-name="P33"><text:span text:style-name="T2">Approccio di Implementazione:</text:span> Le implementazioni sono state sviluppate da un singolo ricercatore, il che potrebbe introdurre un bias, sebbene sia stata applicata una rigorosa metodologia di test.<text:span text:style-name="T1">1</text:span></text:p>
            </text:list-item>
            <text:list-item>
              <text:p text:style-name="P33"><text:span text:style-name="T2">Semplificazione della Misurazione:</text:span> Sebbene complete, metriche come LOC e CIF sono semplificazioni del reale sforzo di sviluppo e del carico cognitivo.<text:span text:style-name="T1">1</text:span></text:p>
            </text:list-item>
          </text:list>
        </text:list-item>
        <text:list-item>
          <text:p text:style-name="P32">Limitazioni Tecniche e Ambientali:</text:p>
          <text:list>
            <text:list-item>
              <text:p text:style-name="P33"><text:span text:style-name="T2">Dipendenza dalla Versione del Framework:</text:span> I risultati si basano su versioni specifiche del framework (React Native v0.73, Flutter 3.0) e potrebbero evolvere con futuri aggiornamenti.<text:span text:style-name="T1">1</text:span></text:p>
            </text:list-item>
            <text:list-item>
              <text:p text:style-name="P33"><text:span text:style-name="T2">Specificità dell'Ambiente di Test:</text:span> I test dello screen reader sono stati condotti su modelli di dispositivi e versioni del sistema operativo specifici (iOS 16 su iPhone 14, Android 15 su Google Pixel 7), e il comportamento potrebbe variare su altri dispositivi o versioni del sistema operativo.<text:span text:style-name="T1">1</text:span></text:p>
            </text:list-item>
          </text:list>
        </text:list-item>
        <text:list-item>
          <text:p text:style-name="P32">Limitazioni dello Scopo:</text:p>
          <text:list>
            <text:list-item>
              <text:p text:style-name="P33"><text:span text:style-name="T2">Focus sull'Overhead di Implementazione:</text:span> La ricerca si è concentrata principalmente sullo sforzo di implementazione e sulla conformità, con meno enfasi sui costi di manutenzione a lungo termine o sull'intero spettro dell'esperienza utente al di là degli screen reader.<text:span text:style-name="T1">1</text:span></text:p>
            </text:list-item>
            <text:list-item>
              <text:p text:style-name="P33"><text:span text:style-name="T2">Valutazione Puntuale:</text:span> Lo studio rappresenta un'istantanea nel tempo, e la natura in rapida evoluzione dei framework mobili significa che i risultati potrebbero richiedere una rivalidazione periodica.<text:span text:style-name="T1">1</text:span></text:p>
            </text:list-item>
          </text:list>
        </text:list-item>
      </text:list>
      <text:p text:style-name="P4">Riconoscere i limiti è fondamentale per l'integrità accademica e per guidare la ricerca futura, poiché evidenzia i confini della generalizzabilità dello studio attuale e identifica le vie per un'esplorazione più approfondita.</text:p>
      <text:h text:style-name="P3" text:outline-level="3">Direzioni per la Ricerca Futura</text:h>
      <text:p text:style-name="P4">La ricerca futura dovrebbe mirare a convalidare l'impatto a lungo termine e la scalabilità delle soluzioni di accessibilità, nonché a esplorare i fattori umani e organizzativi che influenzano l'adozione di successo delle pratiche di sviluppo accessibile.</text:p>
      <text:list text:style-name="L17">
        <text:list-item>
          <text:p text:style-name="P34">Espansione dello Scopo della Valutazione:</text:p>
          <text:list>
            <text:list-item>
              <text:p text:style-name="P35"><text:span text:style-name="T2">Copertura più Ampia dei Componenti:</text:span> Estendere l'analisi a una più ampia gamma di componenti UI complessi e modelli di interazione.<text:span text:style-name="T1">1</text:span></text:p>
            </text:list-item>
            <text:list-item>
              <text:p text:style-name="P35"><text:span text:style-name="T2">Tracciamento dell'Evoluzione del Framework:</text:span> Condurre studi longitudinali per tracciare come il supporto all'accessibilità si evolve con le nuove versioni e gli aggiornamenti del framework.<text:span text:style-name="T1">1</text:span></text:p>
            </text:list-item>
            <text:list-item>
              <text:p text:style-name="P35"><text:soft-page-break/><text:span text:style-name="T2">Validazione dell'Esperienza Utente:</text:span> Integrare le metriche quantitative con ampi studi qualitativi sugli utenti che coinvolgono diversi gruppi di utenti con disabilità per convalidare l'impatto pratico delle implementazioni di accessibilità.<text:span text:style-name="T1">1</text:span></text:p>
            </text:list-item>
          </text:list>
        </text:list-item>
        <text:list-item>
          <text:p text:style-name="P34">Ricerca Educativa e Organizzativa:</text:p>
          <text:list>
            <text:list-item>
              <text:p text:style-name="P35"><text:span text:style-name="T2">Efficacia del Trasferimento di Conoscenze:</text:span> Indagare l'efficacia di AccessibleHub e toolkit simili nel migliorare le competenze e le pratiche di accessibilità degli sviluppatori in contesti reali.<text:span text:style-name="T1">1</text:span></text:p>
            </text:list-item>
            <text:list-item>
              <text:p text:style-name="P35"><text:span text:style-name="T2">Incentivi Organizzativi:</text:span> Ricercare l'impatto delle politiche organizzative, degli incentivi e delle strutture del team sul successo dell'implementazione dell'accessibilità.<text:span text:style-name="T1">1</text:span></text:p>
            </text:list-item>
            <text:list-item>
              <text:p text:style-name="P35"><text:span text:style-name="T2">Integrazione degli Strumenti Automatizzati:</text:span> Esplorare un'integrazione più profonda degli strumenti di test di accessibilità automatizzati all'interno delle pipeline CI/CD per lo sviluppo cross-platform.<text:span text:style-name="T1">1</text:span></text:p>
            </text:list-item>
          </text:list>
        </text:list-item>
      </text:list>
      <text:p text:style-name="P4">Queste direzioni spingono il campo verso una comprensione più matura di come sostenere e scalare lo sviluppo accessibile oltre l'implementazione inizia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16:35:57.908637100</meta:creation-date>
    <meta:print-date>2025-07-08T16:36:26.568007600</meta:print-date>
    <meta:printed-by>File PDF</meta:printed-by>
    <dc:date>2025-07-08T16:36:33.833560700</dc:date>
    <meta:editing-duration>PT7S</meta:editing-duration>
    <meta:editing-cycles>1</meta:editing-cycles>
    <meta:document-statistic meta:table-count="7" meta:image-count="0" meta:object-count="0" meta:page-count="22" meta:paragraph-count="370" meta:word-count="7559" meta:character-count="56134" meta:non-whitespace-character-count="49017"/>
    <meta:generator>LibreOffice/25.2.4.3$Windows_X86_64 LibreOffice_project/33e196637044ead23f5c3226cde09b47731f7e27</meta:generator>
  </office:meta>
</office:document-meta>
</file>